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CMTT10" svg:font-family="CM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NimbusRomNo9L-Regu" svg:font-family="NimbusRomNo9L-Regu"/>
    <style:font-face style:name="inherit" svg:font-family="inherit"/>
    <style:font-face style:name="Times New Roman1" svg:font-family="'Times New Roman'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P7" style:family="paragraph" style:parent-style-name="Standard">
      <style:text-properties fo:font-size="18pt" style:text-underline-style="none" fo:background-color="transparent" style:font-size-asian="18pt" style:font-size-complex="18pt"/>
    </style:style>
    <style:style style:name="P8" style:family="paragraph" style:parent-style-name="Standard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font-name="Times New Roman" fo:font-size="18pt" style:font-size-asian="18pt" style:font-size-complex="18pt"/>
    </style:style>
    <style:style style:name="P10" style:family="paragraph" style:parent-style-name="Standard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11" style:family="paragraph" style:parent-style-name="Standard">
      <style:text-properties style:font-name="Times New Roman" fo:font-size="18pt" fo:background-color="#66ffff" style:font-size-asian="18pt" style:font-size-complex="18pt"/>
    </style:style>
    <style:style style:name="P12" style:family="paragraph" style:parent-style-name="Standard">
      <style:text-properties style:font-name="Times New Roman" fo:font-size="18pt" style:font-name-asian="NimbusMonL-Regu" style:font-size-asian="18pt" style:font-name-complex="NimbusMonL-Regu" style:font-size-complex="1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8pt" style:font-name-asian="NimbusMonL-Regu" style:font-size-asian="18pt" style:font-name-complex="NimbusMonL-Regu" style:font-size-complex="18pt"/>
    </style:style>
    <style:style style:name="P14" style:family="paragraph" style:parent-style-name="Standard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text-properties style:font-name="Times New Roman" fo:font-size="18pt" style:text-underline-style="none" fo:background-color="transparent" style:font-size-asian="18pt" style:font-size-complex="18pt"/>
    </style:style>
    <style:style style:name="P17" style:family="paragraph" style:parent-style-name="Standard">
      <style:text-properties style:font-name="Times New Roman" fo:font-size="18pt" style:text-underline-style="none" fo:font-weight="normal" fo:background-color="transparent" style:font-size-asian="18pt" style:font-weight-asian="normal" style:font-size-complex="18pt" style:font-weight-complex="normal"/>
    </style:style>
    <style:style style:name="P18" style:family="paragraph" style:parent-style-name="Standard">
      <style:text-properties style:font-name="Times New Roman" fo:font-size="18pt" style:font-name-asian="NimbusRomNo9L-Regu" style:font-size-asian="18pt" style:font-name-complex="NimbusRomNo9L-Regu" style:font-size-complex="18pt"/>
    </style:style>
    <style:style style:name="P19" style:family="paragraph" style:parent-style-name="Standard">
      <style:text-properties fo:color="#800000" style:font-name="Times New Roman" fo:font-size="18pt" fo:font-style="italic" fo:background-color="#ffff00" style:font-size-asian="18pt" style:font-style-asian="italic" style:font-size-complex="18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800000" style:font-name="Times New Roman" fo:font-size="18pt" fo:font-style="normal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5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7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28" style:family="paragraph" style:parent-style-name="Standard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29" style:family="paragraph" style:parent-style-name="Standard"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2" style:family="paragraph" style:parent-style-name="Standard">
      <style:text-properties style:use-window-font-color="true" style:font-name="Times New Roman" fo:font-size="18pt" fo:font-weight="normal" fo:background-color="#ffff00" style:font-name-asian="NimbusMonL-Regu" style:font-size-asian="18pt" style:font-weight-asian="normal" style:font-name-complex="NimbusMonL-Regu" style:font-size-complex="18pt" style:font-weight-complex="normal"/>
    </style:style>
    <style:style style:name="P33" style:family="paragraph" style:parent-style-name="Standard"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34" style:family="paragraph" style:parent-style-name="Standard">
      <style:text-properties style:use-window-font-color="true" style:font-name="Times New Roman" fo:font-size="18pt" style:text-underline-style="none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5" style:family="paragraph" style:parent-style-name="Standard">
      <style:text-properties style:use-window-font-color="true" style:font-name="Times New Roman" fo:font-size="20pt" fo:font-weight="normal" fo:background-color="transparent" style:font-size-asian="20pt" style:font-weight-asian="normal" style:font-size-complex="20pt" style:font-weight-complex="normal"/>
    </style:style>
    <style:style style:name="P36" style:family="paragraph" style:parent-style-name="Standard">
      <style:text-properties style:use-window-font-color="true" style:font-name="Times New Roman" fo:font-size="20pt" fo:font-style="normal" fo:font-weight="normal" fo:background-color="transparent" style:font-name-asian="NimbusMonL-Regu" style:font-size-asian="20pt" style:font-style-asian="normal" style:font-weight-asian="normal" style:font-name-complex="NimbusMonL-Regu" style:font-size-complex="2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Times New Roman" fo:font-size="20pt" fo:font-style="normal" fo:font-weight="normal" fo:background-color="transparent" style:font-name-asian="NimbusMonL-Regu" style:font-size-asian="20pt" style:font-style-asian="normal" style:font-weight-asian="normal" style:font-name-complex="NimbusMonL-Regu" style:font-size-complex="20pt" style:font-style-complex="normal" style:font-weight-complex="normal"/>
    </style:style>
    <style:style style:name="P38" style:family="paragraph" style:parent-style-name="Standard">
      <style:text-properties style:use-window-font-color="true" style:font-name="Times New Roman" fo:font-size="16pt" fo:font-style="normal" style:text-underline-style="none" fo:font-weight="normal" fo:background-color="transparent" style:font-name-asian="NimbusMonL-Regu" style:font-size-asian="16pt" style:font-style-asian="normal" style:font-weight-asian="normal" style:font-name-complex="NimbusMonL-Regu" style:font-size-complex="16pt" style:font-style-complex="normal" style:font-weight-complex="normal"/>
    </style:style>
    <style:style style:name="P39" style:family="paragraph" style:parent-style-name="Standard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cc00cc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1" style:family="paragraph" style:parent-style-name="Standard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42" style:family="paragraph" style:parent-style-name="Standard">
      <style:text-properties fo:color="#0000c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0000cc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text-properties fo:color="#0000cc" style:font-name="Times New Roman" fo:font-size="18pt" fo:font-style="normal" style:text-underline-style="solid" style:text-underline-width="auto" style:text-underline-color="font-color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45" style:family="paragraph" style:parent-style-name="Standard">
      <style:text-properties fo:color="#000000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6" style:family="paragraph" style:parent-style-name="Standard">
      <style:text-properties fo:font-style="normal" style:font-style-asian="normal" style:font-style-complex="normal"/>
    </style:style>
    <style:style style:name="P47" style:family="paragraph" style:parent-style-name="Standard">
      <style:text-properties fo:font-style="italic" style:font-style-asian="italic" style:font-style-complex="italic"/>
    </style:style>
    <style:style style:name="P48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background-color="transparent">
        <style:background-image/>
      </style:paragraph-properties>
    </style:style>
    <style:style style:name="P5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#ffff99" style:font-size-asian="18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6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6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6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7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7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italic" fo:font-weight="bold" fo:background-color="transparent" style:font-name-asian="NimbusMonL-Regu" style:font-size-asian="18pt" style:font-style-asian="italic" style:font-weight-asian="bold" style:font-name-complex="NimbusMonL-Regu" style:font-size-complex="18pt" style:font-style-complex="italic" style:font-weight-complex="bold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weight="normal" fo:background-color="transparent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20pt" fo:font-weight="normal" fo:background-color="transparent" style:font-name-asian="NimbusMonL-Regu" style:font-size-asian="20pt" style:font-weight-asian="normal" style:font-name-complex="NimbusMonL-Regu" style:font-size-complex="20pt" style:font-weight-complex="normal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7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20pt" fo:font-style="normal" fo:font-weight="normal" fo:background-color="transparent" style:font-name-asian="NimbusMonL-Regu" style:font-size-asian="20pt" style:font-style-asian="normal" style:font-weight-asian="normal" style:font-name-complex="NimbusMonL-Regu" style:font-size-complex="20pt" style:font-style-complex="normal" style:font-weight-complex="normal"/>
    </style:style>
    <style:style style:name="P7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style="normal" fo:font-weight="normal" fo:background-color="#ffff99" style:font-size-asian="20pt" style:font-style-asian="normal" style:font-weight-asian="normal" style:font-size-complex="20pt" style:font-style-complex="normal" style:font-weight-complex="normal"/>
    </style:style>
    <style:style style:name="P8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8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82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5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8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87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89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P90" style:family="paragraph" style:parent-style-name="Standard">
      <style:paragraph-properties fo:background-color="transparent">
        <style:background-image/>
      </style:paragraph-properties>
      <style:text-properties fo:color="#cc00cc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91" style:family="paragraph" style:parent-style-name="Standard">
      <style:paragraph-properties fo:background-color="transparent">
        <style:background-image/>
      </style:paragraph-properties>
      <style:text-properties fo:color="#cc00cc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9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solid" style:text-underline-width="auto" style:text-underline-color="font-color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9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9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20pt" fo:letter-spacing="normal" fo:font-style="normal" style:text-underline-style="none" fo:font-weight="normal" fo:background-color="transparent" style:font-name-asian="Courier" style:font-size-asian="20pt" style:font-style-asian="normal" style:font-weight-asian="normal" style:font-name-complex="Courier" style:font-size-complex="20pt" style:font-style-complex="normal" style:font-weight-complex="normal"/>
    </style:style>
    <style:style style:name="P9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242729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96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7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8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style:text-underline-style="solid" style:text-underline-width="auto" style:text-underline-color="font-color" fo:font-weight="normal" fo:background-color="#cfe7f5" style:font-size-asian="18pt" style:font-style-asian="normal" style:font-weight-asian="normal" style:font-size-complex="18pt" style:font-style-complex="normal" style:font-weight-complex="normal"/>
    </style:style>
    <style:style style:name="P99" style:family="paragraph" style:parent-style-name="Standard">
      <style:paragraph-properties fo:background-color="transparent">
        <style:background-image/>
      </style:paragraph-properties>
      <style:text-properties fo:color="#0000cc" style:font-name="Times New Roman" fo:font-size="18pt" fo:font-style="normal" style:text-underline-style="solid" style:text-underline-width="auto" style:text-underline-color="font-color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100" style:family="paragraph" style:parent-style-name="Standard">
      <style:paragraph-properties fo:background-color="transparent">
        <style:background-image/>
      </style:paragraph-properties>
      <style:text-properties fo:color="#0000cc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2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3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4" style:family="paragraph" style:parent-style-name="Standard">
      <style:paragraph-properties fo:background-color="transparent">
        <style:background-image/>
      </style:paragraph-properties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</style:style>
    <style:style style:name="P106" style:family="paragraph" style:parent-style-name="Standard">
      <style:paragraph-properties fo:background-color="transparent"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fo:color="#000000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8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9" style:family="paragraph" style:parent-style-name="Preformatted_20_Text">
      <style:paragraph-properties fo:background-color="transparent">
        <style:background-image/>
      </style:paragraph-properties>
    </style:style>
    <style:style style:name="P11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color="#000000" style:font-name="Times New Roman" fo:font-size="18pt" fo:font-style="normal" fo:font-weight="normal" fo:background-color="transparent" style:font-name-asian="CMTT10" style:font-size-asian="18pt" style:font-style-asian="normal" style:font-weight-asian="normal" style:font-name-complex="CMTT10" style:font-size-complex="18pt" style:font-style-complex="normal" style:font-weight-complex="normal"/>
    </style:style>
    <style:style style:name="P111" style:family="paragraph" style:parent-style-name="Standard">
      <style:paragraph-properties fo:margin-top="0.0201in" fo:margin-bottom="0.0201in" fo:text-align="start" style:justify-single-word="false" style:text-autospace="none"/>
      <style:text-properties fo:color="#000000" style:font-name="Times New Roman" fo:font-size="18pt" fo:font-weight="normal" fo:background-color="transparent" style:font-name-asian="CMTT10" style:font-size-asian="18pt" style:font-weight-asian="normal" style:font-name-complex="CMTT10" style:font-size-complex="18pt" style:font-weight-complex="normal"/>
    </style:style>
    <style:style style:name="P112" style:family="paragraph" style:parent-style-name="Standard">
      <style:paragraph-properties fo:text-align="start" style:justify-single-word="false" style:shadow="none" style:text-autospace="none"/>
      <style:text-properties style:font-name="Times New Roman" fo:font-size="18pt" style:font-name-asian="NimbusMonL-Regu" style:font-size-asian="18pt" style:font-name-complex="NimbusMonL-Regu" style:font-size-complex="18pt"/>
    </style:style>
    <style:style style:name="P113" style:family="paragraph" style:parent-style-name="Standard">
      <style:paragraph-properties fo:text-align="start" style:justify-single-word="false" style:shadow="none" style:text-autospace="none"/>
      <style:text-properties fo:color="#000000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14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1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1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MSLTT10" style:font-size-asian="18pt" style:font-style-asian="normal" style:font-weight-asian="normal" style:font-name-complex="CMSLTT10" style:font-size-complex="18pt" style:font-style-complex="normal" style:font-weight-complex="normal"/>
    </style:style>
    <style:style style:name="P117" style:family="paragraph" style:parent-style-name="Preformatted_20_Text">
      <style:text-properties fo:color="#0000cc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8" style:family="paragraph" style:parent-style-name="Preformatted_20_Text">
      <style:text-properties fo:font-size="15pt" fo:font-style="normal" style:font-size-asian="15pt" style:font-style-asian="normal" style:font-size-complex="15pt" style:font-style-complex="normal"/>
    </style:style>
    <style:style style:name="P119" style:family="paragraph" style:parent-style-name="Preformatted_20_Text">
      <style:text-properties style:font-name="Times New Roman" fo:font-size="18pt" style:font-name-asian="NimbusRomNo9L-Regu" style:font-size-asian="18pt" style:font-name-complex="NimbusRomNo9L-Regu" style:font-size-complex="18pt"/>
    </style:style>
    <style:style style:name="P120" style:family="paragraph" style:parent-style-name="Preformatted_20_Text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121" style:family="paragraph" style:parent-style-name="Preformatted_20_Text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22" style:family="paragraph" style:parent-style-name="Preformatted_20_Text">
      <style:text-properties fo:font-size="18pt" style:font-size-asian="18pt" style:font-size-complex="18pt"/>
    </style:style>
    <style:style style:name="P12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242729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1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25" style:family="paragraph" style:parent-style-name="Standard">
      <style:text-properties style:use-window-font-color="true" style:font-name="Times New Roman" fo:font-size="15pt" fo:font-style="normal" style:text-underline-style="none" fo:font-weight="normal" fo:background-color="transparent" style:font-name-asian="NimbusMonL-Regu" style:font-size-asian="15pt" style:font-style-asian="normal" style:font-weight-asian="normal" style:font-name-complex="NimbusMonL-Regu" style:font-size-complex="15pt" style:font-style-complex="normal" style:font-weight-complex="normal"/>
    </style:style>
    <style:style style:name="P126" style:family="paragraph" style:parent-style-name="Standard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127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NimbusRomNo9L-Regu" style:font-name-complex="NimbusRomNo9L-Regu"/>
    </style:style>
    <style:style style:name="T3" style:family="text">
      <style:text-properties style:font-name="Times New Roman" fo:font-style="normal" style:text-underline-style="none" style:font-name-asian="NimbusMonL-Regu" style:font-style-asian="normal" style:font-name-complex="NimbusMonL-Regu" style:font-style-complex="normal"/>
    </style:style>
    <style:style style:name="T4" style:family="text">
      <style:text-properties style:font-name="Times New Roman" fo:font-style="normal" style:text-underline-style="none" style:font-name-asian="Courier" style:font-style-asian="normal" style:font-name-complex="Courier" style:font-style-complex="normal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style:font-name-asian="NimbusMonL-Regu" style:font-name-complex="NimbusMonL-Regu"/>
    </style:style>
    <style:style style:name="T7" style:family="text">
      <style:text-properties style:font-name="Times New Roman" style:text-underline-style="none" style:font-name-asian="NimbusMonL-Regu" style:font-name-complex="NimbusMonL-Regu"/>
    </style:style>
    <style:style style:name="T8" style:family="text">
      <style:text-properties style:font-name="Times New Roman" style:text-underline-style="none" style:font-name-asian="Courier" style:font-name-complex="Courier"/>
    </style:style>
    <style:style style:name="T9" style:family="text">
      <style:text-properties style:font-name="Times New Roman" style:text-underline-style="none" fo:font-weight="bold" style:font-name-asian="Courier" style:font-weight-asian="bold" style:font-name-complex="Courier" style:font-weight-complex="bold"/>
    </style:style>
    <style:style style:name="T10" style:family="text">
      <style:text-properties style:font-name="Times New Roman" style:text-underline-style="none" fo:font-weight="normal" style:font-name-asian="NimbusMonL-Regu" style:font-weight-asian="normal" style:font-name-complex="NimbusMonL-Regu" style:font-weight-complex="normal"/>
    </style:style>
    <style:style style:name="T11" style:family="text">
      <style:text-properties style:font-name="Times New Roman" fo:font-weight="normal" style:font-name-asian="NimbusMonL-Regu" style:font-weight-asian="normal" style:font-name-complex="NimbusMonL-Regu" style:font-weight-complex="normal"/>
    </style:style>
    <style:style style:name="T12" style:family="text">
      <style:text-properties style:font-name="Times New Roman" fo:background-color="#ffff00" style:font-name-asian="NimbusMonL-Regu" style:font-name-complex="NimbusMonL-Regu"/>
    </style:style>
    <style:style style:name="T13" style:family="text">
      <style:text-properties style:use-window-font-color="true" style:font-name="Times New Roman" fo:font-weight="bold" fo:background-color="transparent" style:font-name-asian="NimbusMonL-Regu" style:font-weight-asian="bold" style:font-name-complex="NimbusMonL-Regu" style:font-weight-complex="bold"/>
    </style:style>
    <style:style style:name="T14" style:family="text">
      <style:text-properties style:use-window-font-color="true" style:font-name="Times New Roman" fo:font-weight="bold" style:font-name-asian="NimbusMonL-Regu" style:font-weight-asian="bold" style:font-name-complex="NimbusMonL-Regu" style:font-weight-complex="bold"/>
    </style:style>
    <style:style style:name="T15" style:family="text">
      <style:text-properties style:use-window-font-color="true" style:font-name="Times New Roman" fo:font-weight="bold" style:font-name-asian="Courier" style:font-weight-asian="bold" style:font-name-complex="Courier" style:font-weight-complex="bold"/>
    </style:style>
    <style:style style:name="T16" style:family="text">
      <style:text-properties style:use-window-font-color="true" style:font-name="Times New Roman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7" style:family="text">
      <style:text-properties style:use-window-font-color="true" style:font-name="Times New Roman" fo:font-style="normal" fo:font-weight="bold" style:font-name-asian="NimbusMonL-Regu" style:font-style-asian="normal" style:font-weight-asian="bold" style:font-name-complex="NimbusMonL-Regu" style:font-style-complex="normal" style:font-weight-complex="bold"/>
    </style:style>
    <style:style style:name="T18" style:family="text">
      <style:text-properties style:use-window-font-color="true" style:font-name="Times New Roman" fo:font-style="normal" fo:font-weight="bold" style:font-name-asian="Courier" style:font-style-asian="normal" style:font-weight-asian="bold" style:font-name-complex="Courier" style:font-style-complex="normal" style:font-weight-complex="bold"/>
    </style:style>
    <style:style style:name="T19" style:family="text">
      <style:text-properties style:use-window-font-color="true" style:font-name="Times New Roman" fo:background-color="transparent" style:font-name-asian="NimbusMonL-Regu" style:font-name-complex="NimbusMonL-Regu"/>
    </style:style>
    <style:style style:name="T20" style:family="text"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T22" style:family="text">
      <style:text-properties style:use-window-font-color="true" style:font-name="Times New Roman" fo:font-size="18pt" style:text-underline-style="none" fo:background-color="transparent" style:font-name-asian="Courier" style:font-size-asian="18pt" style:font-name-complex="Courier" style:font-size-complex="18pt"/>
    </style:style>
    <style:style style:name="T23" style:family="text">
      <style:text-properties style:use-window-font-color="true" style:font-name="Times New Roman" style:font-name-asian="Courier" style:font-name-complex="Courier"/>
    </style:style>
    <style:style style:name="T24" style:family="text">
      <style:text-properties style:use-window-font-color="true" style:font-name="Times New Roman" fo:font-size="20pt" style:font-name-asian="NimbusRomNo9L-Regu" style:font-size-asian="20pt" style:font-name-complex="NimbusRomNo9L-Regu" style:font-size-complex="20pt"/>
    </style:style>
    <style:style style:name="T25" style:family="text">
      <style:text-properties style:use-window-font-color="true" style:font-name="Times New Roman" fo:font-weight="normal" fo:background-color="transparent" style:font-name-asian="NimbusMonL-Regu" style:font-weight-asian="normal" style:font-name-complex="NimbusMonL-Regu" style:font-weight-complex="normal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style:use-window-font-color="true" fo:background-color="transparent" style:font-name-asian="NimbusMonL-Regu" style:font-name-complex="NimbusMonL-Regu"/>
    </style:style>
    <style:style style:name="T28" style:family="text"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use-window-font-color="true" fo:font-size="18pt" fo:font-style="normal" fo:font-weight="normal" fo:background-color="#ffccff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use-window-font-color="tru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18pt" fo:background-color="transparent" style:font-size-asian="18pt" style:font-size-complex="18pt"/>
    </style:style>
    <style:style style:name="T33" style:family="text">
      <style:text-properties style:use-window-font-color="true" fo:font-style="normal" style:font-name-asian="NimbusMonL-Regu" style:font-style-asian="normal" style:font-name-complex="NimbusMonL-Regu" style:font-style-complex="normal"/>
    </style:style>
    <style:style style:name="T34" style:family="text">
      <style:text-properties style:use-window-font-color="true" fo:font-style="normal" style:font-style-asian="normal" style:font-style-complex="normal"/>
    </style:style>
    <style:style style:name="T35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6" style:family="text">
      <style:text-properties style:use-window-font-color="true" style:text-underline-style="none" fo:font-weight="normal" fo:background-color="transparent" style:font-weight-asian="normal" style:font-weight-complex="normal"/>
    </style:style>
    <style:style style:name="T37" style:family="text">
      <style:text-properties style:use-window-font-color="true" style:text-underline-style="none" fo:font-weight="bold" fo:background-color="transparent" style:font-weight-asian="bold" style:font-weight-complex="bold"/>
    </style:style>
    <style:style style:name="T38" style:family="text">
      <style:text-properties fo:color="#800000"/>
    </style:style>
    <style:style style:name="T39" style:family="text">
      <style:text-properties fo:color="#800000" style:font-name="Times New Roman" fo:font-weight="bold" style:font-name-asian="NimbusMonL-Regu" style:font-weight-asian="bold" style:font-name-complex="NimbusMonL-Regu" style:font-weight-complex="bold"/>
    </style:style>
    <style:style style:name="T40" style:family="text">
      <style:text-properties fo:color="#800000" style:font-name="Times New Roman" style:text-underline-style="none" style:font-name-asian="NimbusMonL-Regu" style:font-name-complex="NimbusMonL-Regu"/>
    </style:style>
    <style:style style:name="T41" style:family="text">
      <style:text-properties fo:color="#800000" fo:background-color="#ffff0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background-color="#ffff99" style:font-style-asian="normal" style:font-style-complex="normal"/>
    </style:style>
    <style:style style:name="T45" style:family="text">
      <style:text-properties fo:font-style="normal" style:font-name-asian="NimbusMonL-Regu" style:font-style-asian="normal" style:font-name-complex="NimbusMonL-Regu" style:font-style-complex="normal"/>
    </style:style>
    <style:style style:name="T46" style:family="text">
      <style:text-properties fo:font-style="normal" style:text-underline-style="none" fo:font-weight="bold" style:font-name-asian="Courier" style:font-style-asian="normal" style:font-weight-asian="bold" style:font-name-complex="Courier" style:font-style-complex="normal" style:font-weight-complex="bold"/>
    </style:style>
    <style:style style:name="T47" style:family="text">
      <style:text-properties fo:font-style="normal" style:text-underline-style="none" style:font-style-asian="normal" style:font-style-complex="normal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style:font-name-asian="Courier" style:font-name-complex="Courier"/>
    </style:style>
    <style:style style:name="T50" style:family="text">
      <style:text-properties style:text-underline-style="none" fo:font-weight="bold" style:font-weight-asian="bold" style:font-weight-complex="bold"/>
    </style:style>
    <style:style style:name="T51" style:family="text">
      <style:text-properties fo:color="#cc00c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fo:background-color="#ffff00" style:font-weight-asian="bold" style:font-weight-complex="bold"/>
    </style:style>
    <style:style style:name="T54" style:family="text">
      <style:text-properties fo:font-size="18pt" fo:font-style="normal" fo:background-color="#ffff99" style:font-size-asian="18pt" style:font-style-asian="normal" style:font-size-complex="18pt" style:font-style-complex="normal"/>
    </style:style>
    <style:style style:name="T55" style:family="text">
      <style:text-properties fo:font-size="18pt" style:font-size-asian="18pt" style:font-size-complex="18pt"/>
    </style:style>
    <style:style style:name="T56" style:family="text">
      <style:text-properties fo:background-color="#ffff00"/>
    </style:style>
    <style:style style:name="T57" style:family="text">
      <style:text-properties fo:color="#ff0000"/>
    </style:style>
    <style:style style:name="T58" style:family="text">
      <style:text-properties fo:color="#ff0000" fo:background-color="#ffff0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style:font-name-asian="NimbusMonL-Regu" style:font-weight-asian="normal" style:font-name-complex="NimbusMonL-Regu" style:font-weight-complex="normal"/>
    </style:style>
    <style:style style:name="T61" style:family="text">
      <style:text-properties fo:font-variant="normal" fo:text-transform="none" style:use-window-font-color="true" style:font-name="Times New Roman" fo:letter-spacing="normal" fo:font-style="normal" fo:font-weight="normal" fo:background-color="transparent" style:font-name-asian="Inconsolata-zi4r" style:font-style-asian="normal" style:font-weight-asian="normal" style:font-name-complex="Inconsolata-zi4r" style:font-style-complex="normal" style:font-weight-complex="normal"/>
    </style:style>
    <style:style style:name="T62" style:family="text"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fo:background-color="transparent" style:font-name-asian="Inconsolata-zi4r" style:font-style-asian="normal" style:font-weight-asian="bold" style:font-name-complex="Inconsolata-zi4r" style:font-style-complex="normal" style:font-weight-complex="bold"/>
    </style:style>
    <style:style style:name="T63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 style:font-name-asian="CMSLTT10" style:font-style-asian="normal" style:font-weight-asian="normal" style:font-name-complex="CMSLTT10" style:font-style-complex="normal" style:font-weight-complex="normal"/>
    </style:style>
    <style:style style:name="T64" style:family="text"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T65" style:family="text"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66" style:family="text">
      <style:text-properties fo:font-variant="normal" fo:text-transform="none" style:use-window-font-color="true" fo:letter-spacing="normal" fo:font-style="normal" style:text-underline-style="none" fo:font-weight="normal" fo:background-color="transparent" style:font-name-asian="CMSLTT10" style:font-style-asian="normal" style:font-weight-asian="normal" style:font-name-complex="CMSLTT10" style:font-style-complex="normal" style:font-weight-complex="normal"/>
    </style:style>
    <style:style style:name="T67" style:family="text"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T68" style:family="text">
      <style:text-properties fo:font-variant="normal" fo:text-transform="none" fo:letter-spacing="normal" style:text-underline-style="none"/>
    </style:style>
    <style:style style:name="T69" style:family="text">
      <style:text-properties fo:font-variant="normal" fo:text-transform="none" fo:letter-spacing="normal" style:text-underline-style="none" style:font-name-asian="Courier" style:font-name-complex="Courier"/>
    </style:style>
    <style:style style:name="T70" style:family="text">
      <style:text-properties fo:font-variant="normal" fo:text-transform="none" fo:letter-spacing="normal" style:text-underline-style="none" style:font-name-asian="Inconsolata-zi4r" style:font-name-complex="Inconsolata-zi4r"/>
    </style:style>
    <style:style style:name="T71" style:family="text">
      <style:text-properties fo:font-variant="normal" fo:text-transform="none" fo:color="#242729" style:font-name="Times New Roman" fo:letter-spacing="normal"/>
    </style:style>
    <style:style style:name="T72" style:family="text">
      <style:text-properties fo:font-variant="normal" fo:text-transform="none" fo:color="#242729" fo:letter-spacing="normal"/>
    </style:style>
    <style:style style:name="T73" style:family="text">
      <style:text-properties fo:font-variant="normal" fo:text-transform="none" fo:font-size="20pt" fo:letter-spacing="normal" fo:font-style="normal" style:text-underline-style="none" style:font-name-asian="Courier" style:font-size-asian="20pt" style:font-style-asian="normal" style:font-name-complex="Courier" style:font-size-complex="20pt" style:font-style-complex="normal"/>
    </style:style>
    <style:style style:name="T74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background-color="#ffff00"/>
    </style:style>
    <style:style style:name="T78" style:family="text">
      <style:text-properties style:text-underline-style="solid" style:text-underline-width="auto" style:text-underline-color="font-color" fo:background-color="#ff99ff"/>
    </style:style>
    <style:style style:name="T79" style:family="text">
      <style:text-properties fo:font-size="20pt" style:font-size-asian="20pt" style:font-size-complex="20pt"/>
    </style:style>
    <style:style style:name="T80" style:family="text">
      <style:text-properties fo:font-size="20pt" fo:font-style="normal" fo:background-color="#ffff99" style:font-size-asian="20pt" style:font-style-asian="normal" style:font-size-complex="20pt" style:font-style-complex="normal"/>
    </style:style>
    <style:style style:name="T81" style:family="text">
      <style:text-properties fo:color="#000000" style:font-name="Times New Roman"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82" style:family="text">
      <style:text-properties fo:color="#000000" style:font-name="Times New Roman" style:text-underline-style="none" style:font-name-asian="NimbusMonL-Regu" style:font-name-complex="NimbusMonL-Regu"/>
    </style:style>
    <style:style style:name="T83" style:family="text">
      <style:text-properties fo:color="#cc0000" fo:background-color="#ffff00"/>
    </style:style>
    <style:style style:name="T84" style:family="text">
      <style:text-properties fo:color="#990099" fo:background-color="#ffff00"/>
    </style:style>
    <style:style style:name="T85" style:family="text">
      <style:text-properties style:font-name-asian="Courier" style:font-name-complex="Courier"/>
    </style:style>
    <style:style style:name="T86" style:family="text">
      <style:text-properties style:font-name-asian="NimbusMonL-Regu" style:font-name-complex="NimbusMonL-Regu"/>
    </style:style>
    <style:style style:name="T87" style:family="text">
      <style:text-properties fo:color="#ff3333"/>
    </style:style>
    <style:style style:name="T88" style:family="text">
      <style:text-properties fo:color="#ff3333" style:text-underline-style="none"/>
    </style:style>
    <style:style style:name="T89" style:family="text">
      <style:text-properties fo:color="#ff3333" style:text-underline-style="none" fo:font-weight="normal" fo:background-color="transparent" style:font-weight-asian="normal" style:font-weight-complex="normal"/>
    </style:style>
    <style:style style:name="T90" style:family="text">
      <style:text-properties fo:background-color="#ff9900"/>
    </style:style>
    <style:style style:name="T91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ository: genetic Dynamic Bayesian Network</text:p>
      <text:p text:style-name="P6">https://github.com/snakeriver01/genetic-Dynamic-Bayesian-Network.git</text:p>
      <text:p text:style-name="P6"/>
      <text:p text:style-name="P4">GITHUB</text:p>
      <text:p text:style-name="P4">usr: snakeriver01</text:p>
      <text:p text:style-name="P4">pwd: archangel01 <text:s text:c="3"/># must chg pwd by february</text:p>
      <text:p text:style-name="P4">project: LOIS</text:p>
      <text:p text:style-name="P4">https://github.com/snakeriver01/LOIS/</text:p>
      <text:p text:style-name="P4"/>
      <text:p text:style-name="P47"><text:span text:style-name="T75">RPubs</text:span> </text:p>
      <text:p text:style-name="P46">name: Lloyd Lubet</text:p>
      <text:p text:style-name="P46">gmail: <text:s/>... <text:s/></text:p>
      <text:p text:style-name="P46">usr Name: LloydL</text:p>
      <text:p text:style-name="P118">pwd: snakeriver01</text:p>
      <text:p text:style-name="P117"/>
      <text:p text:style-name="P42"># for december 20, 2019</text:p>
      <text:p text:style-name="P42"/>
      <text:p text:style-name="P42">UNRATE</text:p>
      <text:p text:style-name="P96">cpi: median( df.bn[ 1:32, 'forecast' ] ) <text:s/>= <text:s/>3.556463 </text:p>
      <text:p text:style-name="P100"><text:tab/><text:tab/><text:tab/> <text:s/></text:p>
      <text:p text:style-name="P99">CPI</text:p>
      <text:p text:style-name="P96">median( <text:span text:style-name="T6">df.bn[ 1:32, 'forecast' <text:s/>] <text:s/>) = <text:s/>1.770269 %</text:span></text:p>
      <text:p text:style-name="P43"/>
      <text:p text:style-name="P98">payems</text:p>
      <text:p text:style-name="P96">cpi: median( df.bn[ 1:10, 'forecast' ] ) <text:s/>= <text:s/>+152.081 K ! <text:s text:c="3"/># change in cpi in <text:span text:style-name="T75">thousands</text:span> of workers</text:p>
      <text:p text:style-name="P96"/>
      <text:p text:style-name="P97">gdp</text:p>
      <text:p text:style-name="P96">cpi: median( df.bn[ 1:32, 'forecast' ] ) <text:s/>= <text:s/>2.16</text:p>
      <text:p text:style-name="P96"><text:tab/><text:tab/> <text:s/></text:p>
      <text:p text:style-name="P109"><text:span text:style-name="Source_20_Text"><text:span text:style-name="T74"/></text:span></text:p>
      <text:p text:style-name="P104">xxx = data.frame( rownames(xx), xxx )</text:p>
      <text:p text:style-name="P104">y = knitr::kable( x = xxx[ (L-10):L, , drop=F ], caption = "random sample from xx", row.names = F, align='r', width_min = '0.6in' )</text:p>
      <text:p text:style-name="P104">column_spec(y,1:8, width='48em' )</text:p>
      <text:p text:style-name="P104">kable_styling(kable_input = y , bootstrap_options = "basic",</text:p>
      <text:p text:style-name="P104">latex_options = "basic", full_width = T, position = "right",</text:p>
      <text:p text:style-name="P104">font_size = 14 , row_label_position = "l" )</text:p>
      <text:p text:style-name="P104"/>
      <text:p text:style-name="P1">library( bnlearn ); <text:s/><text:span text:style-name="T1">library(</text:span><text:span text:style-name="T2"> Rgraphviz <text:s/>); </text:span><text:span text:style-name="T64">library(rgl); library( stringr );</text:span><text:span text:style-name="T63"> library(Hmisc); library(xtable); </text:span>library( parallel ); library(forecast);</text:p>
      <text:p text:style-name="P1"><text:span text:style-name="T24">library(arules); library(arulesSequences)</text:span><text:span text:style-name="T25">;library(fredr);library(forecast); library(arulesViz); library(imputeTS)</text:span></text:p>
      <text:p text:style-name="P119">library(googlesheets); library(rsconnect)</text:p>
      <text:p text:style-name="P18">library(nnet); library( bnstruct ); <text:span text:style-name="T66">library( Amelia );</text:span></text:p>
      <text:p text:style-name="P29"><text:s text:c="2"/></text:p>
      <text:p text:style-name="P115">library(fredr);library(fImport); library( forecast ); library(imputeTS);library(fractaldim)</text:p>
      <text:p text:style-name="P116">library( gaselect ); library( mgcv )</text:p>
      <text:p text:style-name="P122"># need to authorize and register with rstudio and googlesheets</text:p>
      <text:p text:style-name="P122">sheet &lt;- gs_title( 'cpiDb' )</text:p>
      <text:p text:style-name="P120">cpiDb = gs_read_csv(sheet) <text:s text:c="2"/></text:p>
      <text:p text:style-name="P44"/>
      <text:p text:style-name="P99">CPI</text:p>
      <text:p text:style-name="P27"/>
      <text:p text:style-name="P122">dim( cpiDb )</text:p>
      <text:p text:style-name="P122"><text:s/>346 214</text:p>
      <text:p text:style-name="P122">names( cpiDb )[1:7]</text:p>
      <text:p text:style-name="P120">[1] "Unemployment.Rate" <text:s text:c="13"/>"CPI" <text:s text:c="26"/></text:p>
      <text:p text:style-name="P120">[3] "Payroll.Employment" <text:s text:c="12"/>"Aaa.Corp.Bond.Yld" <text:s text:c="12"/></text:p>
      <text:p text:style-name="P120">[5] "Baa.Corp.Bond.Yld" <text:s text:c="13"/>"Five.Yr.Treasury.Rate" <text:s text:c="8"/></text:p>
      <text:p text:style-name="P120">[7] "Labor.Force.Participation.Rate"</text:p>
      <text:p text:style-name="P120">&gt; </text:p>
      <text:p text:style-name="P1">xy &lt;- <text:s/>CreateColumnSpace( y = cpi<text:span text:style-name="T61">Db</text:span> , response.column =<text:span text:style-name="T56"> </text:span><text:span text:style-name="T53">2</text:span>, <text:s/>lag.seq=1<text:span text:style-name="T41">:4</text:span><text:span text:style-name="T38">,</text:span> autoReg=T <text:s/>)</text:p>
      <text:p text:style-name="P1">xx &lt;- <text:s/>xy$xx <text:s text:c="2"/># xx is ordered by date (rownames)</text:p>
      <text:p text:style-name="P1">nn=colnames(xx)</text:p>
      <text:p text:style-name="P1">cat( ' xx ' , dim(xx), '\n' )</text:p>
      <text:p text:style-name="P1">response = xy$response <text:s/></text:p>
      <text:p text:style-name="P1">response.name=xy$response.name</text:p>
      <text:p text:style-name="P1">colCt=dim(xx)[2]</text:p>
      <text:p text:style-name="P1">L=length( response ) <text:s text:c="36"/></text:p>
      <text:p text:style-name="P1"># <text:tab/><text:tab/><text:tab/>set aside the last 2 rows <text:s/># of both xx and response</text:p>
      <text:p text:style-name="P1">response.test = response[ (L-1):L, drop=F ]</text:p>
      <text:p text:style-name="P1">xx.test = xx[ <text:s/>(L-1):L, , drop=F ]</text:p>
      <text:p text:style-name="P25"/>
      <text:p text:style-name="P27">undebug( corConn )</text:p>
      <text:p text:style-name="P25"/>
      <text:p text:style-name="P25"># df.bn.bkup = df.bn</text:p>
      <text:p text:style-name="P25"># parBN.bkup = parBN </text:p>
      <text:p text:style-name="P25"># establish base population with fwd errors as measure of fitness </text:p>
      <text:p text:style-name="P25"/>
      <text:p text:style-name="P25">parBN = list()</text:p>
      <text:p text:style-name="P121"/>
      <text:p text:style-name="P121"># <text:s text:c="9"/>C:\Users\lloyd\AppData\Local\Temp\RtmpmKNKaL</text:p>
      <text:p text:style-name="P16">cl &lt;- makeCluster( getOption( "cl.cores", 4) )</text:p>
      <text:p text:style-name="P17">clusterExport( cl, list( 'gs', 'hc', 'mmhc', 'bn.fit', 'predict', 'boot.strength', 'arc.strength', 'score', 'parents', <text:span text:style-name="T34"><text:s/>'dedup', 'rocker',"str_detect"</text:span><text:span text:style-name="T33"> </text:span><text:s/>) <text:s/>)</text:p>
      <text:p text:style-name="P25">clusterExport( cl, list( '<text:span text:style-name="T52">blackList', 'showStrength', 'parBN' , </text:span>'CM' , 'response', 'xx', <text:s/>'xx.test', <text:s/>'response.test', 'predBN' ) <text:s/>)</text:p>
      <text:p text:style-name="P25"><text:s/></text:p>
      <text:p text:style-name="P25">runLength = <text:s/>50000 <text:s text:c="5"/># ie 50 K</text:p>
      <text:p text:style-name="P25">sampleSize = 8</text:p>
      <text:p text:style-name="P25">CM = matrix( 0, ncol=sampleSize, nrow=runLength ) </text:p>
      <text:p text:style-name="P25">for( ii in 1:runLength ) CM[ ii, ] = sample( 1:ncol( xx ), size=sampleSize )</text:p>
      <text:p text:style-name="P25"><text:s/></text:p>
      <text:p text:style-name="P7"><text:span text:style-name="T14">parBN = parR</text:span><text:span text:style-name="T39">a</text:span><text:span text:style-name="T14">pply( cl = cl, x=CM , FUN =</text:span><text:span text:style-name="T16"> corConn</text:span><text:span text:style-name="T14">, </text:span><text:span text:style-name="T39">xx = xx</text:span><text:span text:style-name="T14">, response=response</text:span><text:span text:style-name="T16">, sampleSize = 8, totalCor = 22</text:span><text:span text:style-name="T18"> </text:span><text:span text:style-name="T14">)</text:span></text:p>
      <text:p text:style-name="P34"/>
      <text:p text:style-name="P29"><text:span text:style-name="T48">df.lst = </text:span><text:span text:style-name="T50">parSapply</text:span><text:span text:style-name="T48">( cl = cl , X = parBN , FUN = </text:span><text:span text:style-name="T50">parBN.Filter </text:span><text:span text:style-name="T48">, xx=xx, response=response, totalConn = </text:span><text:span text:style-name="T88">3</text:span><text:span text:style-name="T48">, sampleSize = sampleSize, db = cpiDb, acceptableError = </text:span><text:span text:style-name="T47">0.25</text:span><text:span text:style-name="T48"> ) </text:span></text:p>
      <text:p text:style-name="P29"><text:span text:style-name="T47"><text:s/></text:span><text:span text:style-name="T91"><text:s text:c="2"/></text:span></text:p>
      <text:p text:style-name="P34">stopCluster(cl)</text:p>
      <text:p text:style-name="P64"><text:s/></text:p>
      <text:p text:style-name="P64">df.bn = matrix( 0, ncol = 16, nrow = runLength )</text:p>
      <text:p text:style-name="P64">colnames( df.bn ) = c( paste( 'ss', 1:sampleSize, sep='' ), <text:span text:style-name="T86">"totalRock", <text:s/>"response.cor", "fwd.error1" , "fwd.error2", 'forecast', 'bn.score', 'arcStr', 'parentCount' <text:s/>)</text:span></text:p>
      <text:p text:style-name="P64">for( ii in 1:length( df.lst ) ){ </text:p>
      <text:p text:style-name="P64"><text:s text:c="7"/>x = df.lst[[ ii ]]</text:p>
      <text:p text:style-name="P64"><text:tab/><text:tab/> if( is.null( x ) ) next;<text:span text:style-name="T86"> </text:span></text:p>
      <text:p text:style-name="P64"><text:tab/> <text:s text:c="3"/>df.bn[ ii, ] = x</text:p>
      <text:p text:style-name="P64">}</text:p>
      <text:p text:style-name="P95"/>
      <text:p text:style-name="P95">wh = which( rowSums( df.bn ) != 0 )</text:p>
      <text:p text:style-name="P64"><text:span text:style-name="T71">df.bn = df.bn[ wh, ]</text:span> <text:s text:c="2"/></text:p>
      <text:p text:style-name="P29">fe = df.bn[ , 'fwd.error<text:span text:style-name="T90">1</text:span>' <text:s/>] <text:s text:c="3"/>#response.cor</text:p>
      <text:p text:style-name="P29">oo = order( <text:s/>fe, decreasing = <text:span text:style-name="T87">F</text:span> ) <text:s text:c="6"/></text:p>
      <text:p text:style-name="P29">df.bn = df.bn[ oo, <text:s/>]</text:p>
      <text:p text:style-name="P66">write.csv( df.bn, 'C:/Users/lloyd/Desktop/BeadGame/df.bn.<text:span text:style-name="T78">cpi</text:span>.csv')</text:p>
      <text:p text:style-name="P25"/>
      <text:p text:style-name="P25"># now run on mutated and crossOver population</text:p>
      <text:p text:style-name="P25"># put back xx.test and response.test</text:p>
      <text:p text:style-name="P25">xx = rbind( xx, xx.test )</text:p>
      <text:p text:style-name="P25">response = c( response, response.test )</text:p>
      <text:p text:style-name="P125"/>
      <text:p text:style-name="P38">crossPop = <text:s text:c="2"/>crossOver ( df = df.bn[ , 1:sampleSize ], crossOverPct = <text:s/>0.20 <text:s/>)</text:p>
      <text:p text:style-name="P25">apply(crossPop,1,function(x){length(unique(x))})</text:p>
      <text:p text:style-name="P48"><text:span text:style-name="T92">muMx = Mutate ( df.bn = df.bn[ , 1:sampleSize ], mutationPct = <text:s/>0.20, columnSpace = xx, response = response )</text:span> <text:s/></text:p>
      <text:p text:style-name="P38">newPop = rbind( crossPop, muMx )</text:p>
      <text:p text:style-name="P38"><text:s text:c="4"/></text:p>
      <text:p text:style-name="P25">parBN = list()</text:p>
      <text:p text:style-name="P16"/>
      <text:p text:style-name="P16">cl &lt;- makeCluster( getOption( "cl.cores", 4) )</text:p>
      <text:p text:style-name="P17">clusterExport( cl, list( 'gs', 'hc', 'mmhc', 'bn.fit', 'predict', 'boot.strength', 'arc.strength', 'score', 'parents', <text:span text:style-name="T34"><text:s/>'dedup', 'rocker',"str_detect"</text:span><text:span text:style-name="T33"> </text:span><text:s/>) <text:s/>)</text:p>
      <text:p text:style-name="P25">clusterExport( cl, list( '<text:span text:style-name="T52">blackList', 'showStrength', 'parBN' , </text:span>'CM' , 'response', 'xx', <text:s/>'xx.test', <text:s/>'response.test', 'predBN' ) <text:s/>)</text:p>
      <text:p text:style-name="P25"><text:s text:c="2"/></text:p>
      <text:p text:style-name="P7"><text:span text:style-name="T14">parBN = parR</text:span><text:span text:style-name="T39">a</text:span><text:span text:style-name="T14">pply( cl = cl, x = newPop , FUN =</text:span><text:span text:style-name="T16"> corConn</text:span><text:span text:style-name="T14">, </text:span><text:span text:style-name="T39">xx = xx</text:span><text:span text:style-name="T14">, response=response</text:span><text:span text:style-name="T16">, sampleSize = 8, totalCor = 22</text:span><text:span text:style-name="T18"> </text:span><text:span text:style-name="T14">)</text:span></text:p>
      <text:p text:style-name="P34"/>
      <text:p text:style-name="P12"><text:span text:style-name="T36">df.lst = </text:span><text:span text:style-name="T37">parSapply</text:span><text:span text:style-name="T36">( cl = cl , X = parBN , FUN = </text:span><text:span text:style-name="T37">parBN.Filter </text:span><text:span text:style-name="T36">, xx=xx, response=response, totalConn = </text:span><text:span text:style-name="T89">7</text:span><text:span text:style-name="T36">, sampleSize = sampleSize, db = cpiDb, acceptableError = </text:span><text:span text:style-name="T35">0.25</text:span><text:span text:style-name="T36"> ) </text:span></text:p>
      <text:p text:style-name="P29"><text:span text:style-name="T47"><text:s/></text:span><text:span text:style-name="T91"><text:s text:c="2"/></text:span></text:p>
      <text:p text:style-name="P34">stopCluster( cl )</text:p>
      <text:p text:style-name="P64"><text:s/></text:p>
      <text:p text:style-name="P64">df.bn2 = matrix( 0, ncol = 16, nrow = runLength )</text:p>
      <text:p text:style-name="P64">colnames( df.bn2 ) = c( paste( 'ss', 1:sampleSize, sep='' ), <text:span text:style-name="T86">"totalRock", <text:s/>"response.cor", "fwd.error1" , "fwd.error2", 'forecast', 'bn.score', 'arcStr', 'parentCount' <text:s/>)</text:span></text:p>
      <text:p text:style-name="P64">for( ii in 1:length( df.lst ) ){ </text:p>
      <text:p text:style-name="P64"><text:s text:c="7"/>x = df.lst[[ ii ]]</text:p>
      <text:p text:style-name="P64"><text:tab/><text:tab/> if( is.null( x ) ) next;<text:span text:style-name="T86"> </text:span></text:p>
      <text:p text:style-name="P64"><text:tab/> <text:s text:c="3"/>df.bn2[ ii, ] = x</text:p>
      <text:p text:style-name="P64">}</text:p>
      <text:p text:style-name="P95"/>
      <text:p text:style-name="P64"><text:span text:style-name="T72">df.bn2 = df.bn2[ which( rowSums( df.bn2 ) &gt; 0), ]</text:span> <text:s text:c="2"/></text:p>
      <text:p text:style-name="P29"># merge db.bn2 with df.bn </text:p>
      <text:p text:style-name="P29">df.bn = rbind( df.bn, df.bn2 )</text:p>
      <text:p text:style-name="P29">rc = df.bn[ , 'totalRock' <text:s/>] <text:s text:c="4"/></text:p>
      <text:p text:style-name="P29">oo = order( <text:s/>rc, decreasing = <text:span text:style-name="T87">T</text:span> ) <text:s text:c="6"/></text:p>
      <text:p text:style-name="P29">df.bn = df.bn[ oo, <text:s/>]</text:p>
      <text:p text:style-name="P66">write.csv( df.bn, 'C:/Users/lloyd/Desktop/BeadGame/df.bn.<text:span text:style-name="T78">cpi</text:span>.csv')</text:p>
      <text:p text:style-name="P66">df.bn = read.csv( <text:s/>'C:/Users/lloyd/Desktop/BeadGame/df.bn.<text:span text:style-name="T78">cpi</text:span>.csv', row.names = 1 )</text:p>
      <text:p text:style-name="P61"/>
      <text:p text:style-name="P64"><text:span text:style-name="T86">undebug( </text:span>showStrength )<text:span text:style-name="T86"> <text:s/></text:span><text:tab/> </text:p>
      <text:p text:style-name="P64"/>
      <text:p text:style-name="P68"><text:span text:style-name="T59">showStrength <text:s/>( xx=xx, response=response, response.name=response.name, df = df.bn[ 1:16, 1:sampleSize ], <text:s/>sampleSize=sampleSize, db = cpiDb, font.size = 79, titleSuffix = ' % chg in base rate Y/Y ' <text:s/>)</text:span> </text:p>
      <text:p text:style-name="P62"><text:s text:c="3"/></text:p>
      <text:p text:style-name="P106"><text:span text:style-name="T32">showStrength = function( xx=xx, response=response, response.name=response.name, df=df, sampleSize=sampleSize, db=db </text:span><text:span text:style-name="T22">, font.size = 75, titleSuffix = 'chg in thousands of persons from one month ago' )</text:span><text:span text:style-name="T32">{</text:span></text:p>
      <text:p text:style-name="P64">dev.new() <text:s text:c="3"/># active graphics device for strength.plot fontsize work-around</text:p>
      <text:p text:style-name="P64">dev.new()</text:p>
      <text:p text:style-name="P64">dev.lst = dev.list()</text:p>
      <text:p text:style-name="P82">dev.set( which = dev.lst[[1]] )</text:p>
      <text:p text:style-name="P82">par(ask=T )</text:p>
      <text:p text:style-name="P82">fc = rep( 0, nrow( df ) ) <text:s text:c="2"/># stores forecasts which is forecast[3] <text:s/>because xx.test has 2 rows</text:p>
      <text:p text:style-name="P82">nn = colnames( xx )</text:p>
      <text:p text:style-name="P82"><text:span text:style-name="T52">for( ii in 1:nrow(df) ){</text:span> </text:p>
      <text:p text:style-name="P82">ss = unlist( df[ ii, 1:sampleSize ] )</text:p>
      <text:p text:style-name="P82">xxx = as.data.frame( cbind( response=response, <text:s/>xx[ , <text:s/>ss ] <text:s/>) ) <text:s/></text:p>
      <text:p text:style-name="P82">names( xxx ) = c( 'response', nn[ss] <text:s/>) <text:s text:c="4"/></text:p>
      <text:p text:style-name="P82">blk.lst = blackList( colnames(xx)[ ss ] ) </text:p>
      <text:p text:style-name="P53">res <text:s/>= hc( xxx, blacklist=blk.lst, restart = 4, perturb = 6, max.iter = 600, maxp = 3, optimized = T )</text:p>
      <text:p text:style-name="P53">strength = arc.strength( x=res, data=xxx ) <text:s text:c="2"/></text:p>
      <text:p text:style-name="P54">res.fit = bn.fit( x=res, data=xxx, cluster = NULL, method = "mle" )</text:p>
      <text:p text:style-name="P54">rr <text:s/>= residuals( res.fit )[[ 'response' ]]</text:p>
      <text:p text:style-name="P54">err = median( abs( rr ) ) </text:p>
      <text:p text:style-name="P80"><text:span text:style-name="T55">au = auto.arima( y = rr, max.p=4, max.q=3 <text:s/>)</text:span> </text:p>
      <text:p text:style-name="P54">mad.resid.from.ARIMA = mean( abs( resid( au ) ) <text:s/>)</text:p>
      <text:p text:style-name="P24">pp = parents( x=res.fit, node='response' )</text:p>
      <text:p text:style-name="P24">forecast = predBN( nn = nn[ ss ], bn.fit = res.fit, db = db ) <text:s text:c="2"/># a vector</text:p>
      <text:p text:style-name="P24">fwd.error = abs( response.test[ 1:2 ] - forecast[ 1:2 ] )</text:p>
      <text:p text:style-name="P24">fc[ ii ] = forecast[ 3 ]</text:p>
      <text:p text:style-name="P57">bn.score = bnlearn::score( res , xxx, type = "bge" )</text:p>
      <text:p text:style-name="P21">wh = which( strength[ , 'to' ] == 'response' )</text:p>
      <text:p text:style-name="P57">arcStr = sum( strength[ wh, 'strength' ] );</text:p>
      <text:p text:style-name="P57">subText = paste( <text:s/>'fwd errors ( ', round( fwd.error[1] , 3 ), ' , ', round( fwd.error[2] , 3 ), ' ) <text:s/>; with mad error ' , round( err, 2 ), </text:p>
      <text:p text:style-name="P57">' ; mad.from.ARIMA <text:s/>', <text:s/>round( mad.resid.from.ARIMA ,2 ), <text:s/></text:p>
      <text:p text:style-name="P57">' ; bayes.net.score ', round( bn.score, 1), ' <text:s/>; <text:s/>response total arc.strength ', <text:s/>round(arcStr,1) , <text:s/>sep='' )</text:p>
      <text:p text:style-name="P57">mainText = paste( paste( 'Dynamic Bayesian Network for: ' , response.name ) , '\n', ' forecast ===&gt; ', <text:s/>round( forecast[3] , 3 ), ' <text:s/>', <text:s/>titleSuffix , sep='' );</text:p>
      <text:p text:style-name="P57"/>
      <text:p text:style-name="P57"># all this to accommodate a bug in plot.strength (fontsize)</text:p>
      <text:p text:style-name="P57">dev.set( which=dev.lst[[2]] )</text:p>
      <text:p text:style-name="P78"><text:span text:style-name="T69">g1 = strength.plot( x=res, strength = strength, layout = 'dot', </text:span><text:span text:style-name="T68">shape = "rectangle" </text:span><text:span text:style-name="T69">, main = mainText <text:s/>, sub = subText <text:s/>) </text:span></text:p>
      <text:p text:style-name="P78">dev.set( which = dev.lst[[ 1 ]] )</text:p>
      <text:p text:style-name="P37">x &lt;- layoutGraph( x = g1 )</text:p>
      <text:p text:style-name="P37">nodeRenderInfo( x ) = list( <text:s/>fontsize = font.size <text:s/>) </text:p>
      <text:p text:style-name="P37">renderGraph( x ) </text:p>
      <text:p text:style-name="P37"/>
      <text:p text:style-name="P70">} <text:s/># end of for ii</text:p>
      <text:p text:style-name="P56"/>
      <text:p text:style-name="P56">return( median ( fc ) )</text:p>
      <text:p text:style-name="P70">} # end of fun</text:p>
      <text:p text:style-name="P74"><text:span text:style-name="T47"><text:s/></text:span><text:span text:style-name="T59"><text:s text:c="2"/></text:span></text:p>
      <text:p text:style-name="P94"/>
      <text:p text:style-name="P93">gFreqs = GeneFreq( pop = df.bn[ 1:nrow(df.bn), 1:sampleSize ] , xx=xx )</text:p>
      <text:p text:style-name="P87">nn = colnames( xx )</text:p>
      <text:p text:style-name="P87">nn[ as.numeric( df.bn[ 1, 1:sampleSize ] ) ]</text:p>
      <text:p text:style-name="P87">nn[ gFreqs[[2]][1:19] <text:s text:c="2"/>]</text:p>
      <text:p text:style-name="P50"><text:span text:style-name="T73"><text:s/></text:span><text:span text:style-name="T46"><text:s/></text:span><text:s/></text:p>
      <text:p text:style-name="P29"/>
      <text:p text:style-name="P29"/>
      <text:p text:style-name="P29">undebug( parBN.Filter )</text:p>
      <text:p text:style-name="P29"/>
      <text:p text:style-name="P29">df.bn = matrix( 0, ncol = 16, nrow=runLength )</text:p>
      <text:p text:style-name="P29">for( ii in 1:130 )</text:p>
      <text:p text:style-name="P29"><text:s text:c="7"/>dd = lapply( X = parBN , FUN = parBN.Filter, xx=xx, response=response, totalConn = <text:span text:style-name="T87">3 </text:span>, <text:s/>acceptableError = 0.35, sampleSize = sampleSize, db = cpiDb ) <text:s/></text:p>
      <text:p text:style-name="P29">df.bn = df.bn[ 1:curRow, ]</text:p>
      <text:p text:style-name="P29"># merge prior runs</text:p>
      <text:p text:style-name="P29">if( !is.null(priorRuns ) ) df.bn = rbind( df.bn, priorRuns )</text:p>
      <text:p text:style-name="P32"/>
      <text:p text:style-name="P29">fe = df.bn[ , 'fwd.error' <text:s/>]</text:p>
      <text:p text:style-name="P29">oo = order( <text:s/>fe, decreasing = <text:span text:style-name="T87">F</text:span> ) <text:s text:c="6"/></text:p>
      <text:p text:style-name="P29">df.bn = df.bn[ oo, <text:s/>]</text:p>
      <text:p text:style-name="P71"/>
      <text:p text:style-name="P71"># functions</text:p>
      <text:p text:style-name="P71">blackList = function( nn=names(xx) ){</text:p>
      <text:p text:style-name="P58">cm = t( <text:s/>combn( nn, m=2 ) <text:s/>) <text:tab/><text:tab/><text:tab/><text:tab/># nn has to be in order by lag number <text:s text:c="3"/>transpose so combos are by row </text:p>
      <text:p text:style-name="P82">blk.lst = matrix( ' ', ncol=2, nrow=10*length(nn) )</text:p>
      <text:p text:style-name="P82">colnames( blk.lst ) = c( 'from', 'to' )</text:p>
      <text:p text:style-name="P82"/>
      <text:p text:style-name="P82">blk.lst [ 1:<text:span text:style-name="T7">length(nn)</text:span>, 'from' ] = 'response' <text:s text:c="2"/><text:tab/># response is at lag 0 so it cannot go to all other nodes </text:p>
      <text:p text:style-name="P82">blk.lst [ 1:<text:span text:style-name="T7">length(nn)</text:span> , 'to' ] = nn</text:p>
      <text:p text:style-name="P61">blk.lst [ (length(nn)+1):( length(nn) + nrow( cm ) ), <text:span text:style-name="T56">c( 'from', 'to' )</text:span> ] = <text:s/>cm <text:s text:c="3"/># by rows now</text:p>
      <text:p text:style-name="P61">L = ( length(nn) + nrow( cm ) ) <text:s text:c="8"/># row L is already is use <text:s text:c="2"/>serves as new baseline</text:p>
      <text:p text:style-name="P67">for( ii in 1:4 ) {</text:p>
      <text:p text:style-name="P61">pp = paste( '_L', ii, sep = '' )</text:p>
      <text:p text:style-name="P61">lev1 = str_detect( cm[ , 1 ], <text:s/>pp <text:s/>) <text:s text:c="7"/></text:p>
      <text:p text:style-name="P61">lev2 = str_detect( cm[ , 2 ], <text:s/>pp ) </text:p>
      <text:p text:style-name="P61">mm = lev2 &amp; lev1 <text:s text:c="18"/># these are matches of lev1 and lev2 <text:s/>both must be true <text:s/>index is the same as cm</text:p>
      <text:p text:style-name="P61">M = sum( ifelse( mm==T, 1, <text:s/>0 ) <text:s/>)</text:p>
      <text:p text:style-name="P67">if( M <text:s/>&gt; 0 ){</text:p>
      <text:p text:style-name="P61"><text:tab/> blk.lst[ (L+1):( L + M ), <text:span text:style-name="T56">c(</text:span><text:span text:style-name="T77"> 'to', 'from'</text:span><text:span text:style-name="T56"> )</text:span> ] <text:s/>= cm[ mm, ]</text:p>
      <text:p text:style-name="P61"><text:tab/> L = L + M </text:p>
      <text:p text:style-name="P61"><text:s text:c="2"/>} # end if</text:p>
      <text:p text:style-name="P67">} <text:s/># end for ii</text:p>
      <text:p text:style-name="P61"/>
      <text:p text:style-name="P58">return( blk.lst[ 1:L, <text:s/>] )</text:p>
      <text:p text:style-name="P71"/>
      <text:p text:style-name="P58"><text:span text:style-name="T52">} # end of function</text:span> </text:p>
      <text:p text:style-name="P58"/>
      <text:p text:style-name="P58">undebug( predBN )</text:p>
      <text:p text:style-name="P58">undebug( parBN.Filter )</text:p>
      <text:p text:style-name="P58"><text:span text:style-name="T48">df.lst = </text:span>parBN.Filter( X = parBN[[5]], xx=xx, response=response, totalConn = 8, <text:s/>acceptableError = 0.25, sampleSize = sampleSize, db=cpiDb <text:s/>) </text:p>
      <text:p text:style-name="P58"><text:s text:c="3"/><text:tab/><text:tab/> X$ss <text:s text:c="2"/>[1:8]</text:p>
      <text:p text:style-name="P58"><text:s text:c="7"/>X$fwd.error[ 1:2 ] </text:p>
      <text:p text:style-name="P58"><text:tab/> <text:s text:c="3"/>X$forecast </text:p>
      <text:p text:style-name="P58"><text:tab/> <text:s text:c="3"/>X$bnScore </text:p>
      <text:p text:style-name="P58"><text:tab/> <text:s text:c="3"/>X$arcStr </text:p>
      <text:p text:style-name="P58"><text:tab/> <text:s text:c="3"/>X$parentCount </text:p>
      <text:p text:style-name="P58"><text:s/></text:p>
      <text:p text:style-name="P58"># here is a recent import from rstudio</text:p>
      <text:p text:style-name="P71">parBN.Filter = function( X = parBN, xx=xx, response=response, totalConn = 8, <text:s text:c="2"/>acceptableError = 25000, sampleSize = sampleSize, db=cpiDb <text:s/>) {</text:p>
      <text:p text:style-name="P58">df.bn = rep( 0, ncol= 16 ) <text:s text:c="2"/></text:p>
      <text:p text:style-name="P58">if( is.null( X )|| length( X$ss ) == 0 || X$ss == rep( 0, length( X$ss ) ) ) return( df.bn )</text:p>
      <text:p text:style-name="P58">xxx = xx[ , X$ss ]</text:p>
      <text:p text:style-name="P58">nn = colnames(xxx)</text:p>
      <text:p text:style-name="P58">blk.lst = blackList( nn ) </text:p>
      <text:p text:style-name="P58">xxx = as.data.frame( cbind( response, xxx ) )</text:p>
      <text:p text:style-name="P58">colnames( xxx ) = c( 'response', nn )</text:p>
      <text:p text:style-name="P58"/>
      <text:p text:style-name="P58">res <text:s/>= hc( xxx , blacklist=blk.lst, restart = 4, perturb = 6, max.iter = 200, maxp = 3, optimized = T ) <text:s text:c="2"/></text:p>
      <text:p text:style-name="P58">res.fit = bn.fit( x=res, data=xxx, cluster = NULL, method = "mle" )</text:p>
      <text:p text:style-name="P58">rr <text:s/>= residuals( res.fit )[[ 'response' ]]</text:p>
      <text:p text:style-name="P58">err = median( abs( rr ) ) </text:p>
      <text:p text:style-name="P58"/>
      <text:p text:style-name="P58">forecast = predBN( nn = nn, bn.fit = res.fit, db = db ) <text:s text:c="2"/># a vector</text:p>
      <text:p text:style-name="P58">fwd.error = abs( response.test[ 1:2 ] - forecast[ 1:2 ] ) </text:p>
      <text:p text:style-name="P58"/>
      <text:p text:style-name="P58"># compute local arc strength centered on the response</text:p>
      <text:p text:style-name="P58">strength = arc.strength( x=res , data=xxx ) <text:s text:c="2"/></text:p>
      <text:p text:style-name="P58">wh = which( strength[ , 'to' ] == 'response' )</text:p>
      <text:p text:style-name="P58">arcStr = sum( strength[ wh, 'strength' ] );</text:p>
      <text:p text:style-name="P58"/>
      <text:p text:style-name="P58">forecast = predBN( nn = nn , bn.fit = res.fit, db = db ) <text:s text:c="2"/># a vector</text:p>
      <text:p text:style-name="P58">fwd.error = abs( response.test[ 1:2 ] - forecast[ 1:2 ] )</text:p>
      <text:p text:style-name="P58"/>
      <text:p text:style-name="P58">bn.score = bnlearn::score( res , xxx, type = "bge" )</text:p>
      <text:p text:style-name="P58"/>
      <text:p text:style-name="P58"># if( <text:s/>X$totalRock &gt;= totalConn &amp;&amp; err &lt;= acceptableError ){ </text:p>
      <text:p text:style-name="P58"><text:s text:c="3"/><text:tab/><text:tab/>df.bn[ <text:s/>1:sampleSize ] = X$ss</text:p>
      <text:p text:style-name="P58"><text:tab/> <text:s/><text:tab/>X$fwd.error = fwd.error[1:2] </text:p>
      <text:p text:style-name="P58"><text:tab/> <text:s text:c="3"/>X$forecast = forecast[ 3 ]</text:p>
      <text:p text:style-name="P58"><text:tab/> <text:s text:c="3"/>X$bnScore = bn.score</text:p>
      <text:p text:style-name="P58"><text:tab/> <text:s text:c="3"/>X$arcStr = arcStr <text:s text:c="2"/># local arc strength</text:p>
      <text:p text:style-name="P58"><text:tab/> <text:s text:c="3"/>X$parentCount = length( parents( x=res.fit, node='response' ) )</text:p>
      <text:p text:style-name="P58"><text:tab/><text:tab/> L = length(X$ss) <text:s text:c="9"/></text:p>
      <text:p text:style-name="P58"><text:s text:c="7"/>X = unlist( X ) <text:s text:c="22"/></text:p>
      <text:p text:style-name="P58"><text:s text:c="3"/><text:tab/><text:tab/> df.bn[ (L+1):(L+8) ] <text:s/>= X[(L+1):(L+8) ]</text:p>
      <text:p text:style-name="P58"># <text:s text:c="6"/>} # endif </text:p>
      <text:p text:style-name="P58"/>
      <text:p text:style-name="P58">return( df.bn ) <text:s text:c="2"/># filtered results</text:p>
      <text:p text:style-name="P71">} <text:s/># end of fun</text:p>
      <text:p text:style-name="P58"/>
      <text:p text:style-name="P58"># here is the older tried and true version as of Jan 1 , 2020 </text:p>
      <text:p text:style-name="P33">parBN.Filter = function( X = parBN, xx=xx, response=response, totalConn = 8, <text:span text:style-name="T59"><text:s text:c="2"/>acceptableError = 25000, </text:span>sampleSize = sampleSize, db=cpiDB <text:s/>) {</text:p>
      <text:p text:style-name="P29">df.bn = rep( 0, ncol= 13 ) <text:s text:c="2"/></text:p>
      <text:p text:style-name="P29">if( is.null( X ) || X$ss == rep( 0, length( X$ss ) ) ) return( df.bn )</text:p>
      <text:p text:style-name="P29">xxx = xx[ , X$ss ]</text:p>
      <text:p text:style-name="P23">nn = colnames(xxx)</text:p>
      <text:p text:style-name="P82">blk.lst = blackList( nn ) </text:p>
      <text:p text:style-name="P82">xxx = as.data.frame( cbind( response, xxx ) )</text:p>
      <text:p text:style-name="P82">colnames( xxx ) = c( 'response', nn )</text:p>
      <text:p text:style-name="P53">res <text:s/>= hc( xxx , blacklist=blk.lst, restart = 4, perturb = 6, max.iter = 200, maxp = 3, optimized = T ) <text:s text:c="2"/></text:p>
      <text:p text:style-name="P54">res.fit = bn.fit( x=res, data=xxx, cluster = NULL, method = "mle" )</text:p>
      <text:p text:style-name="P54">rr <text:s/>= residuals( res.fit )[[ 'response' ]]</text:p>
      <text:p text:style-name="P54">err = median( abs( rr ) ) </text:p>
      <text:p text:style-name="P24">forecast = predBN( nn = nn, bn.fit = res.fit, db = db ) <text:s text:c="2"/># a vector</text:p>
      <text:p text:style-name="P23">fwd.error = abs( response.test[ 1:2 ] - forecast[ 1:2 ] ) </text:p>
      <text:p text:style-name="P29">if( <text:s/>X$totalRock &gt;= totalConn &amp;&amp; err &lt;= acceptableError ){</text:p>
      <text:p text:style-name="P29"><text:s text:c="3"/><text:tab/><text:tab/>df.bn[ <text:s/>1:sampleSize ] = X$ss</text:p>
      <text:p text:style-name="P29"><text:tab/><text:tab/>X$fwd.error = fwd.error[1:2] </text:p>
      <text:p text:style-name="P29"><text:tab/> <text:s text:c="2"/>X$forecast = forecast[ 3 ] <text:s/></text:p>
      <text:p text:style-name="P29"><text:tab/><text:tab/>L = length(X$ss) <text:s text:c="9"/></text:p>
      <text:p text:style-name="P29"><text:s text:c="6"/>X = unlist( X ) <text:s text:c="23"/></text:p>
      <text:p text:style-name="P29"><text:s text:c="3"/><text:tab/><text:tab/>df.bn[ (L+1):(L+5) ] <text:s/>= X[ 9:13 ]</text:p>
      <text:p text:style-name="P3"><text:span text:style-name="T19"><text:s text:c="7"/></text:span><text:span text:style-name="T13">} # endif</text:span><text:span text:style-name="T19"> </text:span></text:p>
      <text:p text:style-name="P29"/>
      <text:p text:style-name="P29">return( df.bn ) <text:s text:c="2"/># filtered results</text:p>
      <text:p text:style-name="P81">} <text:s/># end of fun</text:p>
      <text:p text:style-name="P81"/>
      <text:p text:style-name="P27"># correlation connectivity</text:p>
      <text:p text:style-name="P28">corConn = function( response, xx, sampleSize = 8, totalCor = 12, <text:s text:c="2"/>x=CM <text:s/>){</text:p>
      <text:p text:style-name="P27">ss = sort( x <text:s/>) <text:s text:c="15"/># sample( 1:ncol(xx), sampleSize )</text:p>
      <text:p text:style-name="P27">nn = colnames( xx )[ ss ]</text:p>
      <text:p text:style-name="P27">xxx = cbind( response = response, xx[ , ss ] ) </text:p>
      <text:p text:style-name="P27">xxx = as.data.frame( xxx )</text:p>
      <text:p text:style-name="P27">names( xxx ) = c( 'response', nn )</text:p>
      <text:p text:style-name="P27">ddp = dedup( data = xxx, threshold = 0.95 , debug = F <text:s/>) <text:s/># collinearity, it's murder !</text:p>
      <text:p text:style-name="P65">if( ncol( ddp ) &lt; length( x ) ) return(<text:span text:style-name="T86"> </text:span>list( ss = rep(0,length(ss)), totalRock = 0, response.cor = 0 )<text:span text:style-name="T86"> </text:span>)</text:p>
      <text:p text:style-name="P64"/>
      <text:p text:style-name="P27">blk.lst = blackList( nn )</text:p>
      <text:p text:style-name="P27">rocker = abs( cor( <text:s/>as.matrix( xxx ) <text:s/>) )</text:p>
      <text:p text:style-name="P27"># acquire the response corrs (most important for forecasting response )</text:p>
      <text:p text:style-name="P27">response.cor = ifelse( 0.33 &lt;= rocker[ 'response' , ] &amp; rocker[ 'response' , ] <text:s/>&lt;= 0.95, 1 , 0 ) <text:s/># this will also rm the 1.0 cor </text:p>
      <text:p text:style-name="P28"><text:span text:style-name="T59">if( sum( response.cor ) &lt; 2 ) <text:tab/> return(</text:span><text:span text:style-name="T60"> </text:span><text:span text:style-name="T59">list( ss = rep(0,length(ss)), totalRock = 0, response.cor = 0 )</text:span><text:span text:style-name="T60"> </text:span><text:span text:style-name="T59"><text:s/>) </text:span></text:p>
      <text:p text:style-name="P27">colnames( rocker ) = c( 'response', nn ) <text:s text:c="3"/># restore the name space again</text:p>
      <text:p text:style-name="P27">rownames( rocker ) = c( 'response', nn ) <text:s text:c="3"/># restore the name space again</text:p>
      <text:p text:style-name="P27">rocker[ as.matrix( rocker ) ] = 0</text:p>
      <text:p text:style-name="P27"><text:s/></text:p>
      <text:p text:style-name="P27">ut = upper.tri( rock, diag = T ) <text:s text:c="4"/></text:p>
      <text:p text:style-name="P27">rocker[ ut ] = 0 <text:s text:c="4"/># from corresponds to rows; to corresponds to <text:s/>columns</text:p>
      <text:p text:style-name="P27">rocker = as.vector( rocker <text:s text:c="2"/>)</text:p>
      <text:p text:style-name="P27">rocker = rocker[ rocker != 0 &amp; !is.na( rocker ) ]</text:p>
      <text:p text:style-name="P27">qq = quantile( rocker, 0.1 )</text:p>
      <text:p text:style-name="P5"><text:span text:style-name="T23">rock = <text:s text:c="2"/>ifelse( ( max( qq , 0.2 ) &lt; rocker <text:s/>&amp; rocker <text:s/>&lt; 0.92 ) , 1 , 0 <text:s/>)</text:span><text:span text:style-name="T15"> <text:s text:c="2"/></text:span></text:p>
      <text:p text:style-name="P28"># count the number of probable arcs</text:p>
      <text:p text:style-name="P27">totalRock = sum( rock )<text:tab/></text:p>
      <text:p text:style-name="P27">if( <text:s/>totalCor &lt;= totalRock ) { </text:p>
      <text:p text:style-name="P27"><text:s text:c="6"/>return( list( ss = ss, totalRock = totalRock, response.cor = sum( response.cor ) <text:s/>) )</text:p>
      <text:p text:style-name="P26"><text:span text:style-name="T85"><text:s text:c="2"/>}</text:span> </text:p>
      <text:p text:style-name="P26">else return( <text:span text:style-name="T85">list( ss = rep(0,length(ss)), totalRock = 0, response.cor = 0 )</text:span> )</text:p>
      <text:p text:style-name="P26"># end if</text:p>
      <text:p text:style-name="P28"/>
      <text:p text:style-name="P28">} # end fun</text:p>
      <text:p text:style-name="P58"/>
      <text:p text:style-name="P25"/>
      <text:p text:style-name="P27">undebug(showStrength.ccSS )</text:p>
      <text:p text:style-name="P27">undebug( predBN )</text:p>
      <text:p text:style-name="P68"><text:span text:style-name="T59">showStrength.ccSS <text:s/>( xx=xx, response=response, response.name=response.name, df = df.bn[ 1:32, 1:sampleSize ], <text:s/>sampleSize=sampleSize, db = cpiDb )</text:span> </text:p>
      <text:p text:style-name="P105"><text:span text:style-name="T65"><text:s/></text:span><text:span text:style-name="T21"><text:s/></text:span></text:p>
      <text:p text:style-name="P69"/>
      <text:p text:style-name="P55"><text:span text:style-name="T69">write.table( blk.lst, 'black.list.csv', sep='</text:span><text:span text:style-name="T70">\t' <text:s/>, row.names=F, col.names=F )</text:span></text:p>
      <text:p text:style-name="P62">undebug(hc)</text:p>
      <text:p text:style-name="P62">undebug( corConn )</text:p>
      <text:p text:style-name="P62">ccSS = list()</text:p>
      <text:p text:style-name="P62">for( ii in 1:1700 )</text:p>
      <text:p text:style-name="P27"><text:s text:c="7"/>ccSS[[ ii ]] = corConn( response, xx, sampleSize = 8, totalCor = 2, <text:s/>x=CM[ ii, ] )</text:p>
      <text:p text:style-name="P27"/>
      <text:p text:style-name="P27">lapply( ccSS, function( x ) c( x$totalRock, x$response.cor <text:s/>)</text:p>
      <text:p text:style-name="P27"><text:s/></text:p>
      <text:p text:style-name="P58">chainFinder ( response, xx )</text:p>
      <text:p text:style-name="P71"/>
      <text:p text:style-name="P58">undebug( blackList )</text:p>
      <text:p text:style-name="P58">undebug( layer.2.layer )</text:p>
      <text:p text:style-name="P58">for( ii in 1:nrow(df.bn) ){</text:p>
      <text:p text:style-name="P58">nn = colnames( xx ) [ ccSS[ 1, 1:sampleSize ] <text:s/>]</text:p>
      <text:p text:style-name="P58">debug( blackList )</text:p>
      <text:p text:style-name="P58"><text:tab/>tt=blackList( nn=nn <text:s/>); </text:p>
      <text:p text:style-name="P58"><text:span text:style-name="T69">write.table( blk.lst, 'black.list.csv', sep='</text:span><text:span text:style-name="T70">\t' <text:s/>, row.names=F, col.names=F )</text:span> <text:s/></text:p>
      <text:p text:style-name="P58">}</text:p>
      <text:p text:style-name="P58"/>
      <text:p text:style-name="P58">undebug( blackList )</text:p>
      <text:p text:style-name="P58">blk.lst = blackList( nn )</text:p>
      <text:p text:style-name="P58"><text:span text:style-name="T69">write.table( blk.lst, 'black.list.csv', sep='</text:span><text:span text:style-name="T70">\t' <text:s/>, row.names=F, col.names=F )</text:span></text:p>
      <text:p text:style-name="P58">head( tt, 20 )</text:p>
      <text:p text:style-name="P58"/>
      <text:p text:style-name="P58">cm = combn( nn )</text:p>
      <text:p text:style-name="P58"/>
      <text:p text:style-name="P1"><text:span text:style-name="T76"># </text:span><text:span text:style-name="T62">cpiDb</text:span> </text:p>
      <text:p text:style-name="P1">names( cpiDb )[1:5] </text:p>
      <text:p text:style-name="P41">dim(cpiDb)</text:p>
      <text:p text:style-name="P1"/>
      <text:p text:style-name="P1">xy &lt;- <text:s/>CreateColumnSpace( y = <text:span text:style-name="T61">cpiDb</text:span> , response.column =<text:span text:style-name="T56"> </text:span><text:span text:style-name="T53">1</text:span>, <text:s/>lag.seq=1<text:span text:style-name="T41">:4</text:span><text:span text:style-name="T38">,</text:span> autoReg=T <text:s/>)</text:p>
      <text:p text:style-name="P1">xx &lt;- <text:s/>xy$xx <text:s text:c="2"/># xx is ordered by date (rownames)</text:p>
      <text:p text:style-name="P1">nn=colnames(xx)</text:p>
      <text:p text:style-name="P1">cat( ' xx ' , dim(xx), '\n' )</text:p>
      <text:p text:style-name="P1">response = xy$response <text:s/></text:p>
      <text:p text:style-name="P1">response.name=xy$response.name</text:p>
      <text:p text:style-name="P1">colCt=dim(xx)[2]</text:p>
      <text:p text:style-name="P1">L=length( response ) <text:s text:c="36"/></text:p>
      <text:p text:style-name="P1"># <text:tab/><text:tab/><text:tab/>set aside the last 2 rows <text:s/># of both xx and response</text:p>
      <text:p text:style-name="P1">response.test = response[ (L-1):L, drop=F ]</text:p>
      <text:p text:style-name="P1">xx.test = xx[ <text:s/>(L-1):L, , drop=F ]</text:p>
      <text:p text:style-name="P45"/>
      <text:p text:style-name="P25">parBN = list()</text:p>
      <text:p text:style-name="P25"/>
      <text:p text:style-name="P16">cl &lt;- makeCluster( getOption( "cl.cores", 4) )</text:p>
      <text:p text:style-name="P17">clusterExport( cl, list( 'gs', 'hc', 'mmhc', 'bn.fit', 'predict', 'boot.strength', 'arc.strength', 'score', 'parents', '<text:span text:style-name="T34">score', 'dedup', 'rocker'</text:span><text:span text:style-name="T33"> </text:span><text:s/>) <text:s/>)</text:p>
      <text:p text:style-name="P25">clusterExport( cl, list( <text:s/>'mcBN', '<text:span text:style-name="T52">blackList' , 'showStrength', 'parBN' , </text:span>'CM', 'response', 'xx', <text:s/>'xx.test', <text:s/>'response.test', 'predBN' <text:s/>) )</text:p>
      <text:p text:style-name="P25"/>
      <text:p text:style-name="P25">runLength = <text:s/>100 <text:s text:c="2"/># ie 30 K</text:p>
      <text:p text:style-name="P25">sampleSize = 8</text:p>
      <text:p text:style-name="P25">CM = matrix( 0, ncol=sampleSize, nrow=runLength ) </text:p>
      <text:p text:style-name="P25">for( ii in 1:runLength ) CM[ ii, ] = sample( 1:ncol( xx ), size=sampleSize )</text:p>
      <text:p text:style-name="P25"><text:s/></text:p>
      <text:p text:style-name="P7"><text:span text:style-name="T14">parBN = parR</text:span><text:span text:style-name="T39">a</text:span><text:span text:style-name="T14">pply( cl = cl, x=CM , FUN=</text:span><text:span text:style-name="T16">mcBN</text:span><text:span text:style-name="T14">, </text:span><text:span text:style-name="T39">xx = xx</text:span><text:span text:style-name="T14">, response=response, </text:span><text:span text:style-name="T17">xx.test = </text:span><text:span text:style-name="T81">xx.test</text:span><text:span text:style-name="T17">, response.test = response.test, db = cpiDb <text:s/></text:span><text:span text:style-name="T18"><text:s text:c="2"/></text:span><text:span text:style-name="T14">)</text:span></text:p>
      <text:p text:style-name="P34"/>
      <text:p text:style-name="P34">stopCluster(cl)</text:p>
      <text:p text:style-name="P50"><text:s/></text:p>
      <text:p text:style-name="P50"># testing with tabu violations</text:p>
      <text:p text:style-name="P84">res.tabu = mcBN( xx, response, xx.test, response.test, x=df.bn[1,1:sampleSize] )</text:p>
      <text:p text:style-name="P84">res.hc = mcBN( xx, response, xx.test, response.test, x=df.bn[1,1:sampleSize] )</text:p>
      <text:p text:style-name="P82">for( ii in 30:70 ) cat( <text:s/>colnames( xx[ , df.bn[ ii, 1:sampleSize ] <text:s/>] ), '\n' ) </text:p>
      <text:p text:style-name="P85"/>
      <text:p text:style-name="P85"># testing</text:p>
      <text:p text:style-name="P82"><text:span text:style-name="T8">rocker = abs( </text:span><text:span text:style-name="T9">rcorr</text:span><text:span text:style-name="T8">( <text:s/>as.matrix( xx ) , type="pearson" )$r )</text:span> <text:s text:c="5"/># for <text:span text:style-name="T8">cpiDb</text:span></text:p>
      <text:p text:style-name="P82">undebug( mcBN )</text:p>
      <text:p text:style-name="P82">undebug( predBN )</text:p>
      <text:p text:style-name="P82">parBN = list()</text:p>
      <text:p text:style-name="P85">for( ii in 1:runLength ) {</text:p>
      <text:p text:style-name="P82"><text:span text:style-name="T7">parBN[[ ii ]] = </text:span><text:span text:style-name="T8">mcBN</text:span><text:span text:style-name="T7">( </text:span><text:span text:style-name="T40">xx = xx</text:span><text:span text:style-name="T7">, response=response, xx.test = </text:span><text:span text:style-name="T82">xx.test</text:span><text:span text:style-name="T7">, response.test = response.test, db = cpiDb, x = CM[ ii, ] </text:span><text:span text:style-name="T8"><text:s text:c="2"/></text:span><text:span text:style-name="T7">)</text:span> <text:s/></text:p>
      <text:p text:style-name="P49"><text:span text:style-name="T30">} # end for ii <text:s text:c="8"/></text:span><text:span text:style-name="T28">df.bn[ ii, 1:sampleSize ] </text:span></text:p>
      <text:p text:style-name="P34"/>
      <text:p text:style-name="P34">undebug( blackList ) </text:p>
      <text:p text:style-name="P34">undebug( mcBN )</text:p>
      <text:p text:style-name="P61">tt = mcBN ( xx = <text:s/>xx , response=response, xx.test = xx.test , response.test = response.test<text:span text:style-name="T52">, db=cpiDb</text:span> , <text:tab/>x=CM[ 2 ,] )</text:p>
      <text:p text:style-name="P61"><text:s/></text:p>
      <text:p text:style-name="P86">mcBN = function( xx = xx , response=response, xx.test=xx.test, response.test=response.test, db=cpiDb, rocker=rocker, x=CM <text:s/>) <text:s text:c="2"/>{<text:span text:style-name="T59"> </text:span></text:p>
      <text:p text:style-name="P83">if( max( x ) &gt; ncol( xx ) &amp;&amp; all( x &gt; 0 ) &amp;&amp; length(x)&lt;2 ) <text:s/>stop('sample x out of range!');</text:p>
      <text:p text:style-name="P83">x = sort( x )</text:p>
      <text:p text:style-name="P83">xx = xx[ , x ]</text:p>
      <text:p text:style-name="P83">nn = colnames( xx ) <text:s/></text:p>
      <text:p text:style-name="P83">xxx = cbind( response=response, xx );</text:p>
      <text:p text:style-name="P27">xxx = as.data.frame( xxx )</text:p>
      <text:p text:style-name="P27">ddp = dedup( data = xxx, threshold = 0.95 , debug = F <text:s/>) <text:s/># collinearity, it's murder !</text:p>
      <text:p text:style-name="P65">if( ncol( ddp ) &lt; length( x ) ) return()</text:p>
      <text:p text:style-name="P83"/>
      <text:p text:style-name="P83">blk.lst = blackList( nn = nn ) <text:s text:c="3"/></text:p>
      <text:p text:style-name="P54">colnames( xxx ) = <text:span text:style-name="T49">c( 'response', nn )</text:span></text:p>
      <text:p text:style-name="P54">res <text:s/>= hc( xxx, start = NULL, score = NULL, blacklist=blk.lst, restart = 2, perturb = 4, max.iter = 300, maxp = 4, optimized = F )</text:p>
      <text:p text:style-name="P54">bn.score = bnlearn::score( res , xxx, type = "bge" ) <text:s text:c="2"/></text:p>
      <text:p text:style-name="P54">res.fit = bn.fit( x=res, data=xxx, cluster = NULL, method = "mle" )</text:p>
      <text:p text:style-name="P54">rr <text:s/>= residuals( res.fit )[[ 'response' ]]</text:p>
      <text:p text:style-name="P24">pp = parents( x=res.fit, node='response' )</text:p>
      <text:p text:style-name="P20">if( length( pp ) == 0 ) return( NULL )</text:p>
      <text:p text:style-name="P52"><text:span text:style-name="T43">lst = list( <text:tab/>ss=x, bn.score = bn.score, totalRock = totalRock, </text:span><text:span text:style-name="T45">parentCount=length(pp), mad=median( abs( rr ) ) <text:s/></text:span><text:span text:style-name="T43">) </text:span></text:p>
      <text:p text:style-name="P83">return( lst <text:s/>) <text:s text:c="23"/></text:p>
      <text:p text:style-name="P86">} # end of fun</text:p>
      <text:p text:style-name="P30"><text:s/></text:p>
      <text:p text:style-name="P29">undebug( parBN.Filter )</text:p>
      <text:p text:style-name="P29">df.bn = parBN.Filter ( parBN=parBN, xx=xx, response=response, fwdError = 0.9, totalStrength = -6, parentCount=2, <text:s/>sampleSize = sampleSize, runLength = runLength ) <text:s/></text:p>
      <text:p text:style-name="P23"><text:s text:c="2"/></text:p>
      <text:p text:style-name="P33">parBN.Filter = function( parBN=parBN, xx=xx, response=response,<text:span text:style-name="T59"> fwdError=0.2, backError=1.0</text:span>, totalStrength = -15, <text:s/>parentCount=2 , sampleSize = sampleSize, runLength = runLength ) {</text:p>
      <text:p text:style-name="P29">pn=parBN[[1]]</text:p>
      <text:p text:style-name="P29">#wa = c( ss=pn$ss, totalStrength=pn$totalStrength, bn.score=pn$bn.score, pred=pn$pred, err=pn$err, </text:p>
      <text:p text:style-name="P29">wa = unlist( pn ) </text:p>
      <text:p text:style-name="P29">parentCount = pn$parentCount <text:s text:c="6"/></text:p>
      <text:p text:style-name="P29">df.bn = matrix( 0, ncol=length(wa), nrow=runLength )</text:p>
      <text:p text:style-name="P29">colnames( df.bn ) = nn = names( wa )</text:p>
      <text:p text:style-name="P29"><text:s/></text:p>
      <text:p text:style-name="P29">curRow = <text:s/>0 <text:s/># from prior run else <text:s/>nrow(df)</text:p>
      <text:p text:style-name="P33">for( ii in 1:runLength ){ <text:s text:c="3"/></text:p>
      <text:p text:style-name="P29"><text:s text:c="3"/>x = parBN[[ ii ]] <text:s text:c="8"/></text:p>
      <text:p text:style-name="P29"><text:s text:c="3"/>if( is.null( x ) || sum( x$ss ) == 0 ) next;<text:span text:style-name="T43"> </text:span></text:p>
      <text:p text:style-name="P29"><text:tab/>if( <text:s/>x$mad <text:s/>&lt;= fwdError &amp;&amp; totalStrength &lt;= x$totalStrength &amp;&amp; <text:s/>x$parentCount &gt;= parentCount <text:s/>){</text:p>
      <text:p text:style-name="P29"><text:tab/><text:tab/>curRow = curRow+1</text:p>
      <text:p text:style-name="P29"><text:s text:c="3"/><text:tab/><text:tab/>df.bn[ curRow, 1:sampleSize ] = x$ss <text:s text:c="3"/></text:p>
      <text:p text:style-name="P29"><text:s text:c="3"/><text:tab/><text:tab/>df.bn[ curRow, nn[ -(1:sampleSize) ] <text:s/>] <text:s/>= unlist( x )[ -(1:sampleSize) ]</text:p>
      <text:p text:style-name="P29"><text:s text:c="7"/><text:span text:style-name="T52">} # endif</text:span> </text:p>
      <text:p text:style-name="P3"><text:span text:style-name="T19"><text:tab/></text:span><text:span text:style-name="T13">} # end for ii</text:span></text:p>
      <text:p text:style-name="P29">cat( curRow, '\n' );</text:p>
      <text:p text:style-name="P29">df.bn = df.bn[ 1:curRow, ]</text:p>
      <text:p text:style-name="P29">err = df.bn[ , 'mad' <text:s/>]</text:p>
      <text:p text:style-name="P29">oo = order( <text:s/>err, decreasing = FALSE ) <text:s text:c="6"/></text:p>
      <text:p text:style-name="P29">df.bn = df.bn[ oo, <text:s/>]</text:p>
      <text:p text:style-name="P29"/>
      <text:p text:style-name="P29">return( df.bn ) <text:s text:c="2"/># filtered results</text:p>
      <text:p text:style-name="P81">} <text:s/># end of fun</text:p>
      <text:p text:style-name="P81"><text:s/></text:p>
      <text:p text:style-name="P81"><text:s/></text:p>
      <text:p text:style-name="P33">predBN = function( nn = nn, bn.fit, db=cpiDb ){</text:p>
      <text:p text:style-name="P82">ss = strsplit( <text:s/>nn, '_L' )</text:p>
      <text:p text:style-name="P82">nm = rep( ' <text:s/>' , length(ss) )</text:p>
      <text:p text:style-name="P103">for( ii in 1:length( ss ) ) nm[ ii ] = as.character( ss[[ ii ]][1] ) </text:p>
      <text:p text:style-name="P29">lag.names&lt;-paste( '_L',<text:span text:style-name="T84"> 1:4,</text:span> sep='')</text:p>
      <text:p text:style-name="P29">colNames = outer( nm, lag.names, paste, sep='' );</text:p>
      <text:p text:style-name="P29">colNames = <text:s/>sub( pattern=' <text:s/>', x=colNames, replacement=' ' ) <text:s text:c="3"/></text:p>
      <text:p text:style-name="P107">xs = db[ , nm ]</text:p>
      <text:p text:style-name="P108">em = embed( as.matrix( xs ), 4 )</text:p>
      <text:p text:style-name="P107">colnames( em ) = as.vector( colNames )</text:p>
      <text:p text:style-name="P113">dd = as.data.frame( tail( em, 3 ) ) <text:s/># the most recent relevant rows <text:s text:c="2"/>1 true forecast and <text:span text:style-name="T41">2</text:span> validations</text:p>
      <text:p text:style-name="P114">predictions.ahead = predict( bn.fit, node = "response", dd, method = "parents")</text:p>
      <text:p text:style-name="P114">forecast = predictions.ahead[ 1:length(predictions.ahead) ]</text:p>
      <text:p text:style-name="P114">return( forecast )</text:p>
      <text:p text:style-name="P114"/>
      <text:p text:style-name="P24"><text:span text:style-name="T52">} <text:s/># end of fun</text:span> </text:p>
      <text:p text:style-name="P57"/>
      <text:p text:style-name="P57"># end of functions section</text:p>
      <text:p text:style-name="P57"/>
      <text:p text:style-name="P57"/>
      <text:p text:style-name="P87">df.bn[ 1:30, 'mad' ]</text:p>
      <text:p text:style-name="P87"/>
      <text:p text:style-name="P87">cc = abs( cor( response, xx ) )</text:p>
      <text:p text:style-name="P87">qq = quantile( cc, prob=0.90 )</text:p>
      <text:p text:style-name="P87">nn = names(xx)[ cc &gt; qq ]</text:p>
      <text:p text:style-name="P87">cc[ 90 ]; nn[ 90 ]</text:p>
      <text:p text:style-name="P87"/>
      <text:p text:style-name="P35"/>
      <text:p text:style-name="P87">undebug(showStrength)</text:p>
      <text:p text:style-name="P87">showStrength( xx=xx<text:span text:style-name="T5">, </text:span>response=response, df=df.bn[ 1:6, ] , sampleSize=sampleSize , response.name=response.name )</text:p>
      <text:p text:style-name="P61"><text:s text:c="2"/></text:p>
      <text:p text:style-name="P7"><text:span text:style-name="T14">parBN.2 = parR</text:span><text:span text:style-name="T39">a</text:span><text:span text:style-name="T14">pply( cl = cl, x=CM , FUN=</text:span><text:span text:style-name="T16">mcBN</text:span><text:span text:style-name="T14">, </text:span><text:span text:style-name="T39">xx = sel.xx</text:span><text:span text:style-name="T14">, response=response, </text:span><text:span text:style-name="T17">xx.test = </text:span><text:span text:style-name="T81">xx.test</text:span><text:span text:style-name="T17">, response.test = response.test, db = cpiDb <text:s/></text:span><text:span text:style-name="T18"><text:s text:c="2"/></text:span><text:span text:style-name="T14">)</text:span></text:p>
      <text:p text:style-name="P34"/>
      <text:p text:style-name="P34">stopCluster(cl)</text:p>
      <text:p text:style-name="P87"/>
      <text:p text:style-name="P87">gFreqs = GeneFreq( pop=df.bn[ 1:nrow(df.bn), 1:sampleSize ] , xx=xx )</text:p>
      <text:p text:style-name="P87">nn[ df.bn[ 1, 1:sampleSize ] ]</text:p>
      <text:p text:style-name="P87">nn[ gFreqs[[2]][1:19] <text:s text:c="2"/>]</text:p>
      <text:p text:style-name="P76"/>
      <text:p text:style-name="P76">sel.xx = xx[ , gFreqs ] </text:p>
      <text:p text:style-name="P29">df.bn = parBN.Filter ( parBN=parBN.2, xx=sel.xx, response=response, fwdError = 1.0, totalStrength = -3, parentCount=2, sampleSize = sampleSize ) <text:s/></text:p>
      <text:p text:style-name="P87"/>
      <text:p text:style-name="P75"/>
      <text:p text:style-name="P87">undebug(showStrength)</text:p>
      <text:p text:style-name="Standard"><text:span text:style-name="T31">showStrength( xx=xx</text:span><text:span text:style-name="T20">, </text:span><text:span text:style-name="T31">response=response, df=df.bn[ 1:15, ] , sampleSize=sampleSize , response.name=response.name )</text:span></text:p>
      <text:p text:style-name="P61"><text:s/></text:p>
      <text:p text:style-name="P58"><text:s/></text:p>
      <text:p text:style-name="P85"># testing</text:p>
      <text:p text:style-name="P82"/>
      <text:p text:style-name="P82">nn = colnames( xx[ , df.bn[ 1, 1:sampleSize ] <text:s/>] ) <text:s/># strip off the _L</text:p>
      <text:p text:style-name="P82">ss = strsplit( nn, '_L' )</text:p>
      <text:p text:style-name="P82">nn=unlist( lapply( ss, function(x){return(x[[1]][1]);} ) <text:s/>) </text:p>
      <text:p text:style-name="P82">db = cpiDb[ , c( 'cpi', nn ) ] <text:s/># cpi occurs on the second col <text:s text:c="2"/># chg cpi back to generic response </text:p>
      <text:p text:style-name="P82">colnames( db )[1] = 'response' </text:p>
      <text:p text:style-name="P82">undebug( mcBN )</text:p>
      <text:p text:style-name="P82">parBN = list()</text:p>
      <text:p text:style-name="P85">for( ii in 1:20 ) {</text:p>
      <text:p text:style-name="P82"><text:tab/>parBN[[ ii ]] = mcBN ( xx = xx , response=response, xx.test = xx.test , response.test = response.test<text:span text:style-name="T52">, db=cpiDb</text:span> , </text:p>
      <text:p text:style-name="P82"><text:tab/><text:tab/><text:tab/><text:tab/><text:tab/><text:tab/><text:tab/><text:tab/><text:tab/><text:tab/><text:tab/><text:tab/> <text:s/>x=CM[ ii, 1:sampleSize ] <text:s/>) <text:s/></text:p>
      <text:p text:style-name="P85">} # end for ii</text:p>
      <text:p text:style-name="P29"/>
      <text:p text:style-name="P33"/>
      <text:p text:style-name="P29"># forecast </text:p>
      <text:p text:style-name="P23"/>
      <text:p text:style-name="P82">undebug( showStrength )</text:p>
      <text:p text:style-name="P82">showStrength( xx=xx<text:span text:style-name="T1">, </text:span>response=response, df=df.bn[ 1:20, ] , sampleSize=sampleSize , response.name=response.name )</text:p>
      <text:p text:style-name="P85"><text:s/></text:p>
      <text:p text:style-name="P85">showStrength = function( xx=xx, response=response, response.name=response.name, df=df, sampleSize=sampleSize ){</text:p>
      <text:p text:style-name="P82">par(ask=T )</text:p>
      <text:p text:style-name="P82">nn = colnames( xx )</text:p>
      <text:p text:style-name="P82"><text:span text:style-name="T52">for( ii in 1:nrow(df) ){</text:span> </text:p>
      <text:p text:style-name="P82">ss = ss = unlist( df[ ii, 1:sampleSize ] ) </text:p>
      <text:p text:style-name="P82">xxx = as.data.frame( cbind( response=response, <text:s/>xx[ , <text:s/>ss ] <text:s/>) ) </text:p>
      <text:p text:style-name="P82">names( xxx ) = c( 'response', nn[ss] <text:s/>) <text:s text:c="2"/></text:p>
      <text:p text:style-name="P82">blk.lst = blackList( colnames(xx)[ ss ] ) </text:p>
      <text:p text:style-name="P53">res <text:s/>= hc( xxx, blacklist=blk.lst, restart = 4, perturb = 6, max.iter = 600, maxp = 3, optimized = T )</text:p>
      <text:p text:style-name="P53">strength = arc.strength( x=res, data=xxx ) <text:s text:c="2"/></text:p>
      <text:p text:style-name="P14"><text:span text:style-name="T26">fmt.err <text:tab/><text:tab/>= format( </text:span><text:span text:style-name="T27">abs( df[ ii , 'mad' ] ) </text:span><text:span text:style-name="T26">, digits=4 )</text:span></text:p>
      <text:p text:style-name="P24">forecast = predBN( nn = nn[ ss ], bn.fit = res.fit, db = db )</text:p>
      <text:p text:style-name="P21">fmt.forecast <text:tab/>= format( forecast, digits=4 )</text:p>
      <text:p text:style-name="P21"/>
      <text:p text:style-name="P14">g1 = strength.plo<text:span text:style-name="T26">t( x=res, strength = strength, layout = 'dot', shape = "circle", </text:span></text:p>
      <text:p text:style-name="P21"><text:tab/><text:tab/><text:tab/><text:tab/><text:tab/><text:tab/><text:tab/><text:tab/><text:tab/> <text:s/>main = paste( 'Dynamic Bayesian Network for: ' , response.name ), </text:p>
      <text:p text:style-name="P21"><text:tab/><text:tab/><text:tab/><text:tab/><text:tab/><text:tab/><text:tab/><text:tab/><text:tab/> <text:s/>sub = paste( <text:s/>' forecast ===&gt; ', <text:s/>fmt.forecast, ' with mad error ' , fmt.err, sep='' <text:s/>),</text:p>
      <text:p text:style-name="P21"><text:tab/><text:tab/><text:tab/><text:tab/><text:tab/><text:tab/><text:tab/><text:tab/><text:tab/> <text:s/>debug=F ); </text:p>
      <text:p text:style-name="P21">x &lt;- layoutGraph( <text:s/>g1 )</text:p>
      <text:p text:style-name="P21">nodeRenderInfo( x ) = list( <text:s/>fontsize = 7<text:span text:style-name="T57">5</text:span> <text:s/>) </text:p>
      <text:p text:style-name="P56">renderGraph(x) </text:p>
      <text:p text:style-name="P36"/>
      <text:p text:style-name="P70">} <text:s/># end of for ii</text:p>
      <text:p text:style-name="P56"/>
      <text:p text:style-name="P70">} # end of fun</text:p>
      <text:p text:style-name="P70"/>
      <text:p text:style-name="P57">undebug( corNet )</text:p>
      <text:p text:style-name="P57">nn = colnames( xx[ , df.bn[ 1, 1:sampleSize ] <text:s/>] )</text:p>
      <text:p text:style-name="P57">xxx = cbind( response=response , xx[ , df.bn[ 2, 1:sampleSize ] <text:s/>] <text:s/>)</text:p>
      <text:p text:style-name="P57">colnames( xxx ) = c( <text:s/>'response', nn )</text:p>
      <text:p text:style-name="P57">corNet ( xx = xxx, corThresh=0.85 )</text:p>
      <text:p text:style-name="P57">#<text:tab/><text:tab/><text:tab/>corThresh is a quantile preferably above 0.5</text:p>
      <text:p text:style-name="P2">corNet = function( xx = xx[ , df.bn[ 2, 1:sampleSize ] <text:s/>], corThresh=0.7 ) {</text:p>
      <text:p text:style-name="P1">nn = colnames( xx )</text:p>
      <text:p text:style-name="P1">cc = abs( cor( xx <text:s/>) <text:s/>)</text:p>
      <text:p text:style-name="P1">L = nrow( cc )</text:p>
      <text:p text:style-name="P1">diag( cc ) = 0</text:p>
      <text:p text:style-name="P1">cc = as.vector( cc )</text:p>
      <text:p text:style-name="P1">qq = quantile( cc , corThresh )</text:p>
      <text:p text:style-name="P1">cc = ifelse( cc &gt; qq , 1, 0 ) </text:p>
      <text:p text:style-name="P1">cc = matrix( cc, ncol=L , nrow=L )</text:p>
      <text:p text:style-name="P1">rownames( cc ) = <text:s/>colnames( cc ) = nn</text:p>
      <text:p text:style-name="P1"># restore response cors</text:p>
      <text:p text:style-name="P1">cr = abs( cor( response, xx ) )</text:p>
      <text:p text:style-name="P1">cr = ifelse( cr &lt;= ( corThresh * 0.92 ), 1, 0 )</text:p>
      <text:p text:style-name="P1">cc[ 1, ] = cc[ , 1 ] = cr</text:p>
      <text:p text:style-name="P1"><text:s/></text:p>
      <text:p text:style-name="P1">g1 &lt;- graphAM( adjMat = cc )</text:p>
      <text:p text:style-name="P21">x &lt;- layoutGraph( <text:s/>g1 )</text:p>
      <text:p text:style-name="P21">nodeRenderInfo( x ) = list( <text:s/>fontsize = 70<text:span text:style-name="T57"> , col='blue'</text:span> ) </text:p>
      <text:p text:style-name="P56">renderGraph(x) </text:p>
      <text:p text:style-name="P56"><text:span text:style-name="T52">} # end of fun</text:span> </text:p>
      <text:p text:style-name="P1"/>
      <text:p text:style-name="P49"><text:span text:style-name="T28">rex = <text:s/>cbind( response=response, xx[ , df.bn[ </text:span><text:span text:style-name="T29">1</text:span><text:span text:style-name="T28">, 1:sampleSize ] <text:s/>] ) <text:s/></text:span></text:p>
      <text:p text:style-name="P82">names(rex)</text:p>
      <text:p text:style-name="P92"/>
      <text:p text:style-name="P87"># compare to associative rules</text:p>
      <text:p text:style-name="P87">undebug( GenArules )</text:p>
      <text:p text:style-name="P35"><text:span text:style-name="T67">cpi</text:span>.rules = GenArules( rxx=rex , support = 0.1, confidence=0.5,</text:p>
      <text:p text:style-name="P35"><text:tab/><text:tab/><text:tab/><text:tab/><text:tab/><text:tab/><text:tab/><text:tab/><text:tab/><text:tab/><text:tab/><text:tab/> <text:s/>extremePct = 0.25, minlen=2, maxlen=3, sample.rate=3, excl=NULL, maxtime=35 <text:s/>)</text:p>
      <text:p text:style-name="P35"/>
      <text:p text:style-name="P51"><text:span text:style-name="T80"># <text:s text:c="3"/></text:span><text:span text:style-name="T79">cpi.rules</text:span>.df <text:s/>= as( <text:span text:style-name="T79">cpi.rules, 'data.frame' )</text:span></text:p>
      <text:p text:style-name="P75"><text:span text:style-name="T44">rules.sub &lt;- subset( </text:span><text:span text:style-name="T54"><text:s/></text:span><text:span text:style-name="T43"><text:s/>cpi.rules</text:span><text:span text:style-name="T54"> </text:span><text:span text:style-name="T44">, subset = rhs %pin% "response" <text:s/>)</text:span></text:p>
      <text:p text:style-name="P77">summary( rules.sub )</text:p>
      <text:p text:style-name="P79"/>
      <text:p text:style-name="P79">dev.new() <text:s text:c="2"/># these are all good ! <text:s text:c="2"/>esp. the interactive htmlwidget !!!</text:p>
      <text:p text:style-name="P79">plot( rules.sub, method = 'graph', <text:s/>measure = "confidence", shading = "lift", alpha=1, <text:s/></text:p>
      <text:p text:style-name="P75"><text:span text:style-name="T44"><text:tab/><text:tab/> <text:s/>control=</text:span><text:span text:style-name="T43">list(type = "items", engine = "graphviz", cex=3 )</text:span><text:span text:style-name="T44"> <text:s/>)</text:span></text:p>
      <text:p text:style-name="P79">plot( rules.sub, method = 'graph', <text:s/>measure = "confidence", shading = "lift", <text:s text:c="2"/></text:p>
      <text:p text:style-name="P79"><text:tab/><text:tab/> <text:s/>control=list( alpha=1, engine='htmlwidget', cex=4, itemLabels=T, layout='dot' ) <text:s/>) <text:s/># type = "itemsets"</text:p>
      <text:p text:style-name="P79">plot( rules.sub, method="matrix", measure="lift", control=list( reorder = 'measure', col = rainbow(8) ) )</text:p>
      <text:p text:style-name="P79"/>
      <text:p text:style-name="P79">plot( rules.sub, method="grouped", measure="confidence", control=list( k=10, reorder = 'measure', col = rainbow(8) ) )</text:p>
      <text:p text:style-name="P79"/>
      <text:p text:style-name="P79">dev.new()</text:p>
      <text:p text:style-name="P60">blacklist = blackList( nn = names(rex) )</text:p>
      <text:p text:style-name="P87">chl = chow.liu( x = <text:span text:style-name="T43"><text:s/>rex </text:span><text:s/>, blacklist =<text:span text:style-name="T43"> blacklist,</text:span> debug = F<text:span text:style-name="T43">, mi = 'mi-g'</text:span> ) <text:s text:c="2"/></text:p>
      <text:p text:style-name="P82">dev.new()</text:p>
      <text:p text:style-name="P82">plot( chl )</text:p>
      <text:p text:style-name="P82"/>
      <text:p text:style-name="P58"/>
      <text:p text:style-name="P58"/>
      <text:p text:style-name="P58"/>
      <text:p text:style-name="P67">layer.2.layer = function( layers=layers ){</text:p>
      <text:p text:style-name="P82">blast = matrix( ' ', ncol=2, nrow=500 )</text:p>
      <text:p text:style-name="P82">colnames( blast ) = c( 'from', 'to' )</text:p>
      <text:p text:style-name="P85">for( ii in <text:span text:style-name="T10">1:</text:span>4 ) {</text:p>
      <text:p text:style-name="P85">for( jj in ii:4) {</text:p>
      <text:p text:style-name="P70">if( <text:s/>layers[[ ii ]] != ' ' &amp;&amp; <text:s/>layers[[ jj ]] <text:s/>!= ' ' <text:s text:c="2"/>) { </text:p>
      <text:p text:style-name="P56"><text:tab/>ss = outer( layers[[ ii ]], layers[[ jj ]], paste, sep=';' )</text:p>
      <text:p text:style-name="P56"><text:tab/>ss = as.vector( ss )</text:p>
      <text:p text:style-name="P82"><text:tab/>for( kk in 1:length(ss) ) <text:s/></text:p>
      <text:p text:style-name="P82"><text:s text:c="7"/>blast[ kk , c('from','to') ] = unlist( strsplit( ss[ kk ], ';' <text:s/>) )[1:2]</text:p>
      <text:p text:style-name="P85">} <text:s/># end if</text:p>
      <text:p text:style-name="P85">} <text:s/># end for jj</text:p>
      <text:p text:style-name="P85">} <text:s/># end for ii</text:p>
      <text:p text:style-name="P85"/>
      <text:p text:style-name="P61">blast = blast[ blast[ , 1 ] != ' ', ] <text:s/><text:tab/><text:tab/> # if only 1 row deprecates to a vector</text:p>
      <text:p text:style-name="P61">if( length(blast) &gt; 0 || nrow(blast ) &gt; 0 ) return( blast )</text:p>
      <text:p text:style-name="P61">else return( NULL )</text:p>
      <text:p text:style-name="P85">} <text:s/># end of fun</text:p>
      <text:p text:style-name="P58"/>
      <text:p text:style-name="P58"><text:s text:c="2"/></text:p>
      <text:p text:style-name="P15"># seek nets with maximum arc strength </text:p>
      <text:p text:style-name="P87">chl = chow.liu( x = <text:span text:style-name="T43"><text:s/>rxx </text:span><text:s/>, whitelist = NULL, debug = F<text:span text:style-name="T43">, mi = 'mi-g'</text:span> ) <text:s/>#, blacklist =<text:span text:style-name="T43"> blackList( nn = nn )</text:span></text:p>
      <text:p text:style-name="P82">dev.new()</text:p>
      <text:p text:style-name="P53">plot( chl )</text:p>
      <text:p text:style-name="P9"/>
      <text:p text:style-name="P9">cc = abs( cor( response, xx ) ) <text:s/># a vector ! not mx</text:p>
      <text:p text:style-name="P111">cc = as.vector( cc ) </text:p>
      <text:p text:style-name="P111">selected = rep( 0, 200 )</text:p>
      <text:p text:style-name="P111">comp = 0</text:p>
      <text:p text:style-name="P9">for( ii in 1:length(cc) ){</text:p>
      <text:p text:style-name="P9"><text:s/>if( 0.75 &lt;= cc[ ii ] &amp;&amp; cc[ ii ] &lt;= 0.95 ){</text:p>
      <text:p text:style-name="P9"><text:s text:c="4"/>cat( ' ii ', ii, <text:s/>' cc <text:s/>', cc[ ii <text:s/>] , '\n' )</text:p>
      <text:p text:style-name="P9"><text:s text:c="4"/>comp = comp + 1 </text:p>
      <text:p text:style-name="P9"><text:s text:c="4"/>selected[ comp ] = ii </text:p>
      <text:p text:style-name="P9">} #endif</text:p>
      <text:p text:style-name="P9"/>
      <text:p text:style-name="P9">} # end for ii</text:p>
      <text:p text:style-name="P9"/>
      <text:p text:style-name="P9">selected = selected[ selected != 0 ]</text:p>
      <text:p text:style-name="P25"/>
      <text:p text:style-name="P61"/>
      <text:p text:style-name="P87"/>
      <text:p text:style-name="P87">df.bn[1:12, 8:14 ]</text:p>
      <text:p text:style-name="P87"/>
      <text:p text:style-name="P87"><text:s text:c="8"/><text:span text:style-name="T52">ss8 totalStrength bn.score <text:s/>pred1 <text:s text:c="6"/>pred2 <text:s text:c="9"/>pred3 <text:s text:c="9"/>err1</text:span></text:p>
      <text:p text:style-name="P87"><text:s/>[1,] <text:s/>45 <text:s text:c="4"/>-28.32427 -2702.802 2.276960 2.463361 2.527814 <text:span text:style-name="T58">0.001360277</text:span></text:p>
      <text:p text:style-name="P87"><text:s/>[2,] <text:s text:c="2"/>3 <text:s text:c="4"/>-33.17463 -2762.672 2.281029 2.342781 2.130037 0.002709135</text:p>
      <text:p text:style-name="P87"><text:s/>[3,] <text:s/>51 <text:s text:c="4"/>-84.31035 -3414.526 2.283697 1.981674 1.554702 0.005376729</text:p>
      <text:p text:style-name="P87"><text:s/>[4,] <text:s/>12 <text:s text:c="4"/>-42.48870 -3001.153 2.271616 2.331740 2.187882 0.006703791</text:p>
      <text:p text:style-name="P87"><text:s/>[5,] <text:s/>48 <text:s text:c="4"/>-53.45331 -3916.550 2.270542 2.025966 1.651271 0.007777871</text:p>
      <text:p text:style-name="P87"><text:s/>[6,] <text:s/>63 <text:s text:c="4"/>-49.21342 -2211.819 2.270198 2.105940 2.027774 0.008122323</text:p>
      <text:p text:style-name="P87"><text:s/>[7,] <text:s/>50 <text:s text:c="4"/>-23.88866 -2839.768 2.270192 2.543891 2.450927 0.008128051</text:p>
      <text:p text:style-name="P87"><text:s/>[8,] <text:s/>52 <text:s text:c="4"/>-45.33651 -2649.535 2.269271 2.215599 2.157564 0.009048753</text:p>
      <text:p text:style-name="P87"><text:s/>[9,] <text:s/>67 <text:s text:c="4"/>-45.33651 -3271.533 2.269271 2.215599 2.157564 0.009048753</text:p>
      <text:p text:style-name="P87">[10,] <text:s/>37 <text:s text:c="4"/>-62.65017 -3601.043 2.268503 2.509094 2.667231 0.009816838</text:p>
      <text:p text:style-name="P87">[11,] <text:s/>71 <text:s text:c="4"/>-39.55950 -2870.447 2.268062 2.563167 2.866445 0.010257999</text:p>
      <text:p text:style-name="P87">[12,] <text:s/>45 <text:s text:c="4"/>-25.23950 -3193.395 2.267687 2.073646 1.314513 0.010632720</text:p>
      <text:p text:style-name="P81"/>
      <text:p text:style-name="P87">library( MCMCpack )</text:p>
      <text:p text:style-name="P87">xxx = xx[ , df[ 1, ] <text:s/>]</text:p>
      <text:p text:style-name="P87">xxx = cbind( response=response, xxx )</text:p>
      <text:p text:style-name="P112">mcmcReg&lt;-MCMCregress( response~., data=xxx, burnin = 1000, mcmc = 10000,</text:p>
      <text:p text:style-name="P13">thin = 2, verbose = 0, seed = NA, beta.start = NA,</text:p>
      <text:p text:style-name="P13">b0 = 0.25, B0 = 0.1, c0 = 0.001, d0 = 0.001 );</text:p>
      <text:p text:style-name="P13"/>
      <text:p text:style-name="P13">x.lm = lm( response~., data=xxx )</text:p>
      <text:p text:style-name="P50">assign("last.warning", NULL, envir = baseenv())</text:p>
      <text:p text:style-name="P50">undebug( mcBN )</text:p>
      <text:p text:style-name="P50">master.lst = list()</text:p>
      <text:p text:style-name="P50">for( ii in 1:400 <text:s/>) </text:p>
      <text:p text:style-name="P39"><text:span text:style-name="T7"><text:tab/>master.lst[[ ii ]]</text:span><text:span text:style-name="T48"> = mcBN( x=CM[ ii, ], </text:span><text:span text:style-name="T7">xx=xx, response=response, </text:span><text:span text:style-name="T3">xx.test=xx.test, response.test=response.test</text:span><text:span text:style-name="T4"> <text:s/></text:span><text:span text:style-name="T7">)</text:span></text:p>
      <text:p text:style-name="P50"><text:s text:c="40"/></text:p>
      <text:p text:style-name="P84"/>
      <text:p text:style-name="P4"># arcs = boot.strength( data=xxx, R = 20, m = nrow(data), algorithm='fast.iamb' <text:s/>) <text:s/></text:p>
      <text:p text:style-name="P21">mm = grep( pattern = 'response' , x = arcs$to <text:s/>)</text:p>
      <text:p text:style-name="P21">if( length(mm) == 0 ) return( NULL );</text:p>
      <text:p text:style-name="P21">arcs = arcs[ mm, ]</text:p>
      <text:p text:style-name="P14">arcs = arcs[ (arcs$strength &gt; 0.4 ) &amp; (arcs$direction &gt;= 0.2 ), ] <text:s text:c="10"/>#&amp; ( arcs$to == 'response' )</text:p>
      <text:p text:style-name="P53">if( is.null( arcs ) || nrow(arcs) == 0 ) return( NULL )</text:p>
      <text:p text:style-name="P53">nn.xxx = setdiff( names(xxx), 'response' )</text:p>
      <text:p text:style-name="P1"/>
      <text:p text:style-name="P1">cc = abs( cor( response, xx ) <text:s/>) <text:s/># produces a named vector with cors</text:p>
      <text:p text:style-name="P1">nn[ss] <text:s text:c="2"/># this bn has 3 arrows coming to it ( response, meaning cpi )</text:p>
      <text:p text:style-name="P1">[1] "Five.Yr.Treasury.Rate_L2" <text:s text:c="25"/></text:p>
      <text:p text:style-name="P1">[2] "Three.Month.Certificates.of.Deposit_L2" <text:s text:c="11"/></text:p>
      <text:p text:style-name="P1">[3] "National.Financial.Conditions.Leverage.Subindex_L1"</text:p>
      <text:p text:style-name="P1">[4] "All.Employees.Manufacturing_L2" <text:s text:c="19"/></text:p>
      <text:p text:style-name="P1">[5] "SP.100.Volatility.Index_L3" <text:s text:c="23"/></text:p>
      <text:p text:style-name="P1">[6] "PPI.Soybeans_L2"</text:p>
      <text:p text:style-name="P1">score( x=fed.bn, data=xxx, type = "k2", by.node = T, debug = F )</text:p>
      <text:p text:style-name="P9">learn.nbr( x=xxx, node='response', method = 'mmpc', <text:s/>alpha = 0.1 , B = 4, debug = FALSE )</text:p>
      <text:p text:style-name="P9">arc.strength( x=fed.bn , data=xxx )</text:p>
      <text:p text:style-name="P9"># strength of all possible arcs, as learned from bootstrapped data.</text:p>
      <text:p text:style-name="P3">runLength = 10</text:p>
      <text:p text:style-name="P3">par( ask = T, mfrow=c(2,1) )</text:p>
      <text:p text:style-name="P2">for( ii in 1:runLength ){</text:p>
      <text:p text:style-name="P1">ss = sample( 1:length(cc), 6 );</text:p>
      <text:p text:style-name="P1">nn[ss]</text:p>
      <text:p text:style-name="P1">xxx = cbind( response, xx[ , ss ] );</text:p>
      <text:p text:style-name="P9">res <text:s/>= hc( xxx, start = NULL, score = NULL, debug = F, restart = 3, perturb = 4, max.iter = Inf, maxp = 3, optimized = TRUE )</text:p>
      <text:p text:style-name="P1">plot( res ) <text:s text:c="3"/>#ci.test(x, y, z, data, <text:s text:c="2"/></text:p>
      <text:p text:style-name="P1">node$node$fontsize </text:p>
      <text:p text:style-name="P1">score( x=res, data=xxx, <text:s/>type='bic', by.node = T, debug = F )</text:p>
      <text:p text:style-name="P1">strength = boot.strength(data=xxx, cluster = cl, R = 30, m = nrow(data), algorithm='hc', cpdag = TRUE )</text:p>
      <text:p text:style-name="P1"><text:s text:c="38"/># <text:s text:c="2"/>algorithm.args = list(), debug = FALSE) <text:s/></text:p>
      <text:p text:style-name="P1">mm = grep( pattern = 'response' , x=strength$to <text:s/>)</text:p>
      <text:p text:style-name="P1">strength[ mm, ]</text:p>
      <text:p text:style-name="P9">strength.plot( res, strength[ mm, ] )</text:p>
      <text:p text:style-name="P9">plot( x=strength, recipEdges ="distinct" )</text:p>
      <text:p text:style-name="P9">Assuming X # N(#; #), we can compute</text:p>
      <text:p text:style-name="P110"/>
      <text:p text:style-name="P90"/>
      <text:p text:style-name="P56"><text:s text:c="5"/>blk.lst[ start:(start+length(lay.1) ) , 'to' ] <text:s text:c="12"/>nn[ lay.1 ] <text:s text:c="8"/># layer 2 corresponds to lag 1</text:p>
      <text:p text:style-name="P31"/>
      <text:p text:style-name="P31"/>
      <text:p text:style-name="P31"/>
      <text:p text:style-name="P40"/>
      <text:p text:style-name="P91">lst$layer.0 = 'response' </text:p>
      <text:p text:style-name="P91">lst$layer.1 = nn[ lay.1 ]</text:p>
      <text:p text:style-name="P40">lst$layer.2 = nn[ lay.2 ]</text:p>
      <text:p text:style-name="P40">lst$layer.3 = nn[ lay.3 ]</text:p>
      <text:p text:style-name="P40"/>
      <text:p text:style-name="P31"><text:span text:style-name="T51">layers = rep( 0, 7 ) </text:span><text:s/></text:p>
      <text:p text:style-name="P31">layers[ 1 ] = 1</text:p>
      <text:p text:style-name="P22"/>
      <text:p text:style-name="P10">library(bnlearn)</text:p>
      <text:p text:style-name="P10">library(Rgraphviz)</text:p>
      <text:p text:style-name="P10"/>
      <text:p text:style-name="P10">attrs = list( <text:s/>node = list( fontsize=24, fontcolor='red' ) )</text:p>
      <text:p text:style-name="P10">plot(g1, nodeAttrs=nAttrs, edgeAttrs=eAttrs, attrs=attrs)</text:p>
      <text:p text:style-name="P10">V &lt;- letters[1:10]</text:p>
      <text:p text:style-name="P10">M &lt;- 1:4</text:p>
      <text:p text:style-name="P10">g1 &lt;- randomGraph(V, M, .2)</text:p>
      <text:p text:style-name="P10"/>
      <text:p text:style-name="P10">cex.list &lt;- runif(length(nodes(g1)))</text:p>
      <text:p text:style-name="P10">names(cex.list) &lt;- nodes(g1)</text:p>
      <text:p text:style-name="P10"/>
      <text:p text:style-name="P10">width.list &lt;- seq(0.2, 2, length = length(nodes(g1)))</text:p>
      <text:p text:style-name="P10">names(width.list) &lt;- nodes(g1)</text:p>
      <text:p text:style-name="P10"/>
      <text:p text:style-name="P10">x &lt;- layoutGraph( g1, nodeAttrs = list(width = width.list))</text:p>
      <text:p text:style-name="P10">nodeRenderInfo(x) = list(fontsize = 50 * cex.list)</text:p>
      <text:p text:style-name="P10">renderGraph(x)</text:p>
      <text:p text:style-name="P10"/>
      <text:p text:style-name="P10">Rgraphviz::plot( res ,nodeAttrs=list( fontsize=24, fontcolor='red', <text:s/>fillcolor = "lightblue") <text:s text:c="2"/>) )</text:p>
      <text:p text:style-name="P10">nAttrs$label = names( xxx )</text:p>
      <text:p text:style-name="P10">plot(g1, nodeAttrs=nAttrs, edgeAttrs=eAttrs, attrs=attrs )</text:p>
      <text:p text:style-name="P10"/>
      <text:p text:style-name="P10"/>
      <text:p text:style-name="P10">first_variable &lt;- rnorm(100)</text:p>
      <text:p text:style-name="P10">second_variable &lt;- rnorm(100)</text:p>
      <text:p text:style-name="P10">third_variable &lt;- rnorm(100)</text:p>
      <text:p text:style-name="P10">v &lt;- data.frame(first_variable,second_variable,third_variable)</text:p>
      <text:p text:style-name="P10"/>
      <text:p text:style-name="P10">b &lt;- hc(v)</text:p>
      <text:p text:style-name="P10">hlight &lt;- list(nodes = nodes(b), arcs = arcs(b),col = "grey", textCol = "red")</text:p>
      <text:p text:style-name="P10">pp &lt;- graphviz.plot( b, highlight = hlight )</text:p>
      <text:p text:style-name="P10"/>
      <text:p text:style-name="P10">b &lt;- hc(v)</text:p>
      <text:p text:style-name="P10">hlight &lt;- list(nodes = nodes(b), arcs = arcs(b),col = "grey", textCol = "red")</text:p>
      <text:p text:style-name="P10">pp &lt;- graphviz.plot( b, highlight = hlight, attrs = list(node = list(fontsize=24,fontcolor='red', <text:s/>fillcolor = "lightblue") )</text:p>
      <text:p text:style-name="P10"/>
      <text:p text:style-name="P10">g &lt;- Rgraphviz::layoutGraph(bnlearn::as.graphNEL(b))</text:p>
      <text:p text:style-name="P10">graph::nodeRenderInfo(g) &lt;- list(fontsize=20)</text:p>
      <text:p text:style-name="P10">Rgraphviz::renderGraph(g)</text:p>
      <text:p text:style-name="P10">par(cex=25) <text:s/>#graphviz.</text:p>
      <text:p text:style-name="P10">Rgraphviz::plot( res, highlight = <text:s/>hlight, fontsize=24 )</text:p>
      <text:p text:style-name="P10"><text:tab/><text:tab/><text:tab/><text:tab/> <text:s text:c="8"/>attrs = list( node = list( fontsize=24, <text:s/>fontcolor='red', <text:s/>fillcolor = "lightblue" ) <text:s/>) <text:s/>) </text:p>
      <text:p text:style-name="P10">g &lt;- bnlearn::as.graphNEL(res) # use this to avoid printing of graphviz.plot</text:p>
      <text:p text:style-name="P10">plot(g, <text:s/>attrs=list(node = list(fillcolor = "lightblue", fontcolor='red', fontsize=24 )))</text:p>
      <text:p text:style-name="P10"/>
      <text:p text:style-name="P10">plot( x=strength, recipEdges ="distinct" )</text:p>
      <text:p text:style-name="P10">plot( strength, attrs = list(node = list(fontsize=4, fillcolor = "lightgreen")))</text:p>
      <text:p text:style-name="P10">Rgraphviz::plot( res, attrs = list(node = list(fontsize=24, fillcolor = "lightgreen")))</text:p>
      <text:p text:style-name="P10">&gt; set.seed(123)</text:p>
      <text:p text:style-name="P10">&gt; V &lt;- letters[1:10]</text:p>
      <text:p text:style-name="P10">&gt; M &lt;- 1:4</text:p>
      <text:p text:style-name="P10">&gt; g1 &lt;- randomGraph(V, M, 0.2)</text:p>
      <text:p text:style-name="P10">import Graph </text:p>
      <text:p text:style-name="P10">&gt;&gt;&gt; ni = Graph('ni')</text:p>
      <text:p text:style-name="P10"/>
      <text:p text:style-name="P10">&gt;&gt;&gt; ni.attr('node', shape='rarrow')</text:p>
      <text:p text:style-name="P10">&gt;&gt;&gt; ni.node('1', 'Ni!')</text:p>
      <text:p text:style-name="P10">&gt;&gt;&gt; ni.node('2', 'Ni!')</text:p>
      <text:p text:style-name="P10"/>
      <text:p text:style-name="P10">&gt;&gt;&gt; ni.node('3', 'Ni!', shape='egg')</text:p>
      <text:p text:style-name="P10"/>
      <text:p text:style-name="P10">&gt;&gt;&gt; ni.attr('node', shape='star')</text:p>
      <text:p text:style-name="P10">&gt;&gt;&gt; ni.node('4', 'Ni!')</text:p>
      <text:p text:style-name="P10">&gt;&gt;&gt; ni.node('5', 'Ni!')</text:p>
      <text:p text:style-name="P10"/>
      <text:p text:style-name="P10">x &lt;- layoutGraph( <text:s/>g1, nodeAttrs = list(width = width.list))</text:p>
      <text:p text:style-name="P10">nodeRenderInfo(x) = list(fontsize = 50 * cex.list)</text:p>
      <text:p text:style-name="P10">renderGraph(x)</text:p>
      <text:p text:style-name="P19">highlight = <text:s/>list(nodes=nodes(res), fill="lightgreen", col="black" )</text:p>
      <text:p text:style-name="P19"/>
      <text:p text:style-name="P9">g1 = strength.plot( x=res, strength=strength,<text:span text:style-name="T42"> </text:span>shape = "circle", main = NULL, sub = NULL, debug = FALSE )</text:p>
      <text:p text:style-name="P19">x &lt;- layoutGraph( <text:s/>g1, nodeAttrs=list( fillcolor='lightblue' ) <text:s text:c="2"/>)</text:p>
      <text:p text:style-name="P19">nodeRenderInfo(x) = list( <text:s/>fontsize=55 <text:s/>) </text:p>
      <text:p text:style-name="P19">renderGraph(x)</text:p>
      <text:p text:style-name="P19"/>
      <text:p text:style-name="P19">start = random.graph( nodes = names(xxx), num = 50)</text:p>
      <text:p text:style-name="P19">netlist = lapply(start, function(net) {</text:p>
      <text:p text:style-name="P19">hc(learning.test, score = "bde", iss = 10, start = net) })</text:p>
      <text:p text:style-name="P19">arcs = custom.strength(netlist, nodes = names(learning.test), cpdag = FALSE)</text:p>
      <text:p text:style-name="P19">plot(arcs)</text:p>
      <text:p text:style-name="P19"/>
      <text:p text:style-name="P19">res.fit = bn.fit( x=res, data=xxx, cluster = NULL, method = "mle" )</text:p>
      <text:p text:style-name="P19">nn.xxx = setdiff( names(xxx),'response' )</text:p>
      <text:p text:style-name="P11">pred.maxlik = predict( res.fit, node = "response", as.data.frame( xx.test[ , nn.xxx <text:s/>] ), method = "parents")</text:p>
      <text:p text:style-name="P9"/>
      <text:p text:style-name="P9"/>
      <text:p text:style-name="P1">res </text:p>
      <text:p text:style-name="P1">plot( res )</text:p>
      <text:p text:style-name="P1">strength = arc.strength( res, learning.test, criterion = "x2")</text:p>
      <text:p text:style-name="P1">strength </text:p>
      <text:p text:style-name="P1">strength.plot(res, strength)= set.arc( gs( learning.test ), "A", "B")</text:p>
      <text:p text:style-name="P1">strength = arc.strength( res, learning.test, criterion = "x2")</text:p>
      <text:p text:style-name="P1">strength.plot(res, strength)</text:p>
      <text:p text:style-name="P9"/>
      <text:p text:style-name="P9"/>
      <text:p text:style-name="P9"/>
      <text:p text:style-name="P1">fed.bn = <text:s/>gs( xxx, cluster = cl , <text:s/>test = NULL, alpha = 0.05, B = 4, debug = FALSE )</text:p>
      <text:p text:style-name="P1">fed.bs = <text:s/>boot.strength(data=xxx, cluster = cl, R = 25, m = nrow(data), algorithm='gs', cpdag = TRUE, debug = F )</text:p>
      <text:p text:style-name="P1">tt = fed.bs[ , 'to' ]=='cpi'</text:p>
      <text:p text:style-name="P1">fed.bs[ tt, ]</text:p>
      <text:p text:style-name="P1"># strengthalgorithm.args = list(), </text:p>
      <text:p text:style-name="P9"/>
      <text:p text:style-name="P9">stopCluster(cl); <text:s/># next: kill the threads on task mgr</text:p>
      <text:p text:style-name="P9"/>
      <text:p text:style-name="P9">cc[ , 0.8&lt;=cc &amp;&amp; cc&lt;=0.9 ]</text:p>
      <text:p text:style-name="P9"><text:s/></text:p>
      <text:p text:style-name="P9">xxx = cbind( cpi=response, xx[ c( 'Baa.Corp.Bond.Yld_L1', 'Five.Yr.Treasury.Rate_L1', 'Labor.Force.Participation.Rate_L1', 'Crude.Oil.Brent.Price_L1', 'Three.Year.Treasury.Rate_L1', 'SP.100.Volatility.Index_L1' <text:s/>) <text:s/>] <text:s/>)</text:p>
      <text:p text:style-name="P9">cpi.mb = learn.mb( xxx, node = 'cpi' , method='fast.iamb' )</text:p>
      <text:p text:style-name="P9">cpi.mb.fit = bn.fit( cpi.mb, data=xxx, cluster = NULL, method = "mle" )</text:p>
      <text:p text:style-name="P9"/>
      <text:p text:style-name="P9">cliu = chow.liu( x=xxx, mi = 'mi-g' ) <text:s/># undirected</text:p>
      <text:p text:style-name="P82">blk.lst = matrix( ' ', ncol=2, nrow=ncol(xxx)^2 ) </text:p>
      <text:p text:style-name="P82">colnames( blk.lst ) = c( 'from', 'to' )</text:p>
      <text:p text:style-name="P82">nn = names( xx )</text:p>
      <text:p text:style-name="P82">blk.lst [ , 'from' ] = 'response'</text:p>
      <text:p text:style-name="P82">blk.lst [ 1:<text:span text:style-name="T7">length(nn)</text:span> , 'to' ] = nn</text:p>
      <text:p text:style-name="P61"/>
      <text:p text:style-name="P61"># look out below, experimental but timely !</text:p>
      <text:p text:style-name="P61">layers = list( )</text:p>
      <text:p text:style-name="P56">lay.1 = grep( pattern='_L1', nn )</text:p>
      <text:p text:style-name="P56">if( length( lay.1 ) &gt; 0 ) layers[[ 1 ]] = nn[ lay.1 ]<text:tab/> <text:s/>else layers = layers[ -1 ]<text:tab/></text:p>
      <text:p text:style-name="P56">lay.2 = grep( pattern='_L2', nn )</text:p>
      <text:p text:style-name="P56">if( length( lay.2 ) &gt; 0 ) layers[[ 2 ]] = nn[ lay.2 ] <text:s text:c="2"/>else layers = layers[ -2 ]</text:p>
      <text:p text:style-name="P56">lay.3 = grep( pattern='_L3', nn )</text:p>
      <text:p text:style-name="P56">if( length( lay.3 ) &gt; 0 ) layers[[ 3 ]] = nn[ lay.3 ] <text:s text:c="2"/>else layers = layers[-3]</text:p>
      <text:p text:style-name="P56">ss = NULL</text:p>
      <text:p text:style-name="P56"># layers may no longer coincide with the lag number </text:p>
      <text:p text:style-name="P82"><text:span text:style-name="T6">bl.start = </text:span><text:span text:style-name="T7">length(nn) </text:span></text:p>
      <text:p text:style-name="P85"><text:span text:style-name="T6">if( <text:s/></text:span><text:span text:style-name="T11">length(layers)&gt;1 <text:s/>&amp;&amp; <text:s/></text:span><text:span text:style-name="T6">!is.null( layers[[ 1 ]] ) &amp;&amp; !is.null( layers[[ 2 ]] <text:s/>) <text:s/>&amp;&amp;</text:span></text:p>
      <text:p text:style-name="P56"><text:tab/>length( layers[[ 1 ]] ) &gt; 0 &amp;&amp; length( layers[[ 2 ]] ) &gt; 0 <text:s text:c="2"/>) { </text:p>
      <text:p text:style-name="P56"><text:tab/>ss = outer( layers[[1]], layers[[2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5">} <text:s/># end if</text:p>
      <text:p text:style-name="P56"/>
      <text:p text:style-name="P70">if( length(layers)&gt;2 &amp;&amp; <text:s/>!is.null( layers[[ 2 ]] ) &amp;&amp; !is.null( layers[[ 3 ]] ) &amp;&amp;</text:p>
      <text:p text:style-name="P70"><text:s text:c="3"/>length( layers[[ 2 ]] ) &gt; 0 &amp;&amp; length( layers[[ 3 ]] ) &gt; 0 ) <text:s/>{</text:p>
      <text:p text:style-name="P56"><text:tab/>bl.start = bl.start + length(ss) <text:s/># the prior ss</text:p>
      <text:p text:style-name="P56"><text:tab/>ss = outer( layers[[2]], layers[[3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5">} <text:s/># end if</text:p>
      <text:p text:style-name="P70"/>
      <text:p text:style-name="P70">if( length(layers)&gt;2 &amp;&amp; <text:s/>!is.null( layers[[ 1 ]] ) &amp;&amp; !is.null( layers[[ 3 ]] ) &amp;&amp;</text:p>
      <text:p text:style-name="P70"><text:s text:c="3"/>length( layers[[ 1 ]] ) &gt; 0 &amp;&amp; length( layers[[ 3 ]] ) &gt; 0 ) <text:s/>{</text:p>
      <text:p text:style-name="P56"><text:tab/>bl.start = bl.start + length(ss) <text:s/># the prior ss</text:p>
      <text:p text:style-name="P56"><text:tab/>ss = outer( layers[[1]], layers[[3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5">} <text:s/># end if</text:p>
      <text:p text:style-name="P59"/>
      <text:p text:style-name="P56"># black list arcs within layer 1 ( lag 1 hopefully )</text:p>
      <text:p text:style-name="P72">if( length(layers) &gt; 0 &amp;&amp; <text:s/>!is.null( layers[[ 1 ]] ) &amp;&amp; length( layers[[ 1 ]] ) &gt; 1 <text:s/>) <text:s/>{</text:p>
      <text:p text:style-name="P73"><text:tab/>bl.start = bl.start + length(ss) <text:s/># the prior ss</text:p>
      <text:p text:style-name="P73"><text:tab/>ss = outer( layers[[1]], layers[[1]], paste, sep=';' )</text:p>
      <text:p text:style-name="P73"><text:tab/>ss = as.vector( ss )</text:p>
      <text:p text:style-name="P88"><text:tab/>for( ii in 1:length(ss) ) <text:s/></text:p>
      <text:p text:style-name="P88"><text:s text:c="7"/>blk.lst[ bl.start+ii , c('from','to') ] = unlist( strsplit( ss[ ii ], ';' <text:s/>) )[1:2]</text:p>
      <text:p text:style-name="P89">} <text:s/># end if</text:p>
      <text:p text:style-name="P88"/>
      <text:p text:style-name="P82">blk.lst = blk.lst [ as.character( blk.lst[ , 'to' ] ) != ' ' , ]</text:p>
      <text:p text:style-name="P82">blk.lst = as.data.frame( blk.lst )</text:p>
      <text:p text:style-name="P82">blk.lst [ , 'from' ] = 'response'</text:p>
      <text:p text:style-name="P82">blk.lst [ 1:<text:span text:style-name="T7">length(nn)</text:span> , 'to' ] = nn</text:p>
      <text:p text:style-name="P61"/>
      <text:p text:style-name="P61"># look out below, experimental but timely !</text:p>
      <text:p text:style-name="P61">layers = list( )</text:p>
      <text:p text:style-name="P56">lay.1 = grep( pattern='_L1', nn )</text:p>
      <text:p text:style-name="P56">if( length( lay.1 ) &gt; 0 ) layers[[ 1 ]] = nn[ lay.1 ]<text:tab/> <text:s/>else layers = layers[ -1 ]<text:tab/></text:p>
      <text:p text:style-name="P56">lay.2 = grep( pattern='_L2', nn )</text:p>
      <text:p text:style-name="P56">if( length( lay.2 ) &gt; 0 ) layers[[ 2 ]] = nn[ lay.2 ] <text:s text:c="2"/>else layers = layers[ -2 ]</text:p>
      <text:p text:style-name="P56">lay.3 = grep( pattern='_L3', nn )</text:p>
      <text:p text:style-name="P56">if( length( lay.3 ) &gt; 0 ) layers[[ 3 ]] = nn[ lay.3 ] <text:s text:c="2"/>else layers = layers[-3]</text:p>
      <text:p text:style-name="P56">ss = NULL</text:p>
      <text:p text:style-name="P56"># layers may no longer coincide with the lag number </text:p>
      <text:p text:style-name="P82"><text:span text:style-name="T6">bl.start = </text:span><text:span text:style-name="T7">length(nn) </text:span></text:p>
      <text:p text:style-name="P56">if( <text:s/>length(layers)&gt;1 <text:s/>&amp;&amp; <text:s/>!is.null( layers[[ 1 ]] ) &amp;&amp; !is.null( layers[[ 2 ]] <text:s/>) <text:s/>&amp;&amp;</text:p>
      <text:p text:style-name="P56"><text:tab/>length( layers[[ 1 ]] ) &gt; 0 &amp;&amp; length( layers[[ 2 ]] ) &gt; 0 <text:s text:c="2"/>) { </text:p>
      <text:p text:style-name="P56"><text:tab/>ss = outer( layers[[1]], layers[[2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2">} <text:s/># end if</text:p>
      <text:p text:style-name="P56"/>
      <text:p text:style-name="P56">if( length(layers)&gt;2 &amp;&amp; <text:s/>!is.null( layers[[ 2 ]] ) &amp;&amp; !is.null( layers[[ 3 ]] ) &amp;&amp;</text:p>
      <text:p text:style-name="P56"><text:s text:c="3"/>length( layers[[ 2 ]] ) &gt; 0 &amp;&amp; length( layers[[ 3 ]] ) &gt; 0 ) <text:s/>{</text:p>
      <text:p text:style-name="P56"><text:tab/>bl.start = bl.start + length(ss) <text:s/># the prior ss</text:p>
      <text:p text:style-name="P56"><text:tab/>ss = outer( layers[[2]], layers[[3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2">} <text:s/># end if</text:p>
      <text:p text:style-name="P56"/>
      <text:p text:style-name="P56">if( length(layers)&gt;2 &amp;&amp; <text:s/>!is.null( layers[[ 1 ]] ) &amp;&amp; !is.null( layers[[ 3 ]] ) &amp;&amp;</text:p>
      <text:p text:style-name="P56"><text:s text:c="3"/>length( layers[[ 1 ]] ) &gt; 0 &amp;&amp; length( layers[[ 3 ]] ) &gt; 0 ) <text:s/>{</text:p>
      <text:p text:style-name="P56"><text:tab/>bl.start = bl.start + length(ss) <text:s/># the prior ss</text:p>
      <text:p text:style-name="P56"><text:tab/>ss = outer( layers[[1]], layers[[3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2">} <text:s/># end if</text:p>
      <text:p text:style-name="P56"/>
      <text:p text:style-name="P56"># black list arcs within layer 1 ( lag 1 hopefully )</text:p>
      <text:p text:style-name="P56">if( length(layers) &gt; 0 &amp;&amp; <text:s/>!is.null( layers[[ 1 ]] ) &amp;&amp; length( layers[[ 1 ]] ) &gt; 1 <text:s/>) <text:s/>{</text:p>
      <text:p text:style-name="P56"><text:tab/>bl.start = bl.start + length(ss) <text:s/># the prior ss</text:p>
      <text:p text:style-name="P56"><text:tab/>ss = outer( layers[[1]], layers[[1]], paste, sep=';' )</text:p>
      <text:p text:style-name="P56"><text:tab/>ss = as.vector( ss )</text:p>
      <text:p text:style-name="P82"><text:tab/>for( ii in 1:length(ss) ) <text:s/></text:p>
      <text:p text:style-name="P82"><text:s text:c="7"/>blk.lst[ bl.start+ii , c('from','to') ] = unlist( strsplit( ss[ ii ], ';' <text:s/>) )[1:2]</text:p>
      <text:p text:style-name="P82">} <text:s/># end if</text:p>
      <text:p text:style-name="P101"/>
      <text:p text:style-name="P82"># ss = strsplit( nn, '_L' )</text:p>
      <text:p text:style-name="P82"># nn = unlist( lapply( ss, function(x){return(x[[1]][1]);} ) <text:s/>) <text:s text:c="2"/># it is cpi_L2 already <text:s/># cpi occurs on the second col # chg cpi back to</text:p>
      <text:p text:style-name="P53"># <text:s/>generic response <text:s text:c="3"/>c( '<text:span text:style-name="T83">cpi</text:span>', <text:s/>) # colnames( db )[1] = 'response' <text:s/></text:p>
      <text:p text:style-name="P113"># build a new predictor </text:p>
      <text:p text:style-name="P25">parBN.2 = list()</text:p>
      <text:p text:style-name="P25"/>
      <text:p text:style-name="P16">cl &lt;- makeCluster( getOption( "cl.cores", 4) )</text:p>
      <text:p text:style-name="P16">clusterExport(cl, list( 'loess', 'nnet', 'auto.arima' ) )</text:p>
      <text:p text:style-name="P17">clusterExport( cl, list( 'gs', 'hc', 'mmhc', 'bn.fit', 'tabu', 'predict', 'boot.strength', 'arc.strength', 'score', 'parents', '<text:span text:style-name="T34">score', '</text:span><text:span text:style-name="T33">CreatePredictorSpace'</text:span> ) <text:s/>)</text:p>
      <text:p text:style-name="P25">clusterExport( cl, list( <text:s/>'mcBN', '<text:span text:style-name="T52">blackList', 'layer.2.layer' , 'showStrength', 'parBN' , </text:span>'CM', 'response', 'xx', <text:s/>'xx.test', <text:s/>'response.test', 'predBN' <text:s text:c="2"/>) )</text:p>
      <text:p text:style-name="P25"/>
      <text:p text:style-name="P25">runLength = 5000 <text:s/># ie 30 K</text:p>
      <text:p text:style-name="P25">sampleSize = 8</text:p>
      <text:p text:style-name="P25">CM = matrix( 0, ncol=sampleSize, nrow=runLength ) </text:p>
      <text:p text:style-name="P25">sel.xx = xx[ , gFreqs[[2]][1:109] ]</text:p>
      <text:p text:style-name="P25">for( ii in 1:runLength ) CM[ ii, ] = sample( 1:ncol( sel.xx ), size=sampleSize )</text:p>
      <text:p text:style-name="P102"/>
      <text:p text:style-name="P8">test.labels, <text:s/>: </text:p>
      <text:p text:style-name="P8"><text:s text:c="2"/>valid conditional independence test(s) are "mi" (Mutual Information (disc.)), "mi-sh" (Mutual Information (disc., shrink.)), "x2" (Pearson's X^2), "mc-mi" (Mutual Information (disc., MC)), "smc-mi" (Mutual Information (disc., Seq. MC)), "mi-adf" (Mutual Information (disc., adj. d.f.)), "x2-adf" (Pearson's X^2 (adj. d.f.)), "mc-x2" (Pearson's X^2 (MC)), "smc-x2" (Pearson's X^2 (Seq. MC)), "sp-mi" (Mutual Information (disc., semipar.)), "sp-x2" (Pearson's X^2 (semipar.)), "jt" (Jonckheere-Terpstra), "mc-jt" (Jonckheere-Terpstra (MC)), "smc-jt" (Jonckheere-Terpstra (Seq. MC)), "cor" (Pearson's Correlation), "zf" (Fisher's Z), "mi-g" (Mutual Information (Gauss.)), "mi-g-sh" (Mutual Information (Gauss., shrink.)), "mc-mi-g" (Mutual Information (Gauss., MC)), "smc-mi-g" (Mutual Information (Gauss., Seq. MC)), "mc-cor" (Pearson's Correlation (MC)), "smc-cor" (Pearson's Correlation (Seq. MC)), "mc-zf" (Fisher's Z (MC)), "smc-zf" (Fisher's Z (Seq. MC)), "mi-cg" (Mutual Information (cond. Gauss.)). </text:p>
      <text:p text:style-name="P56"/>
      <text:p text:style-name="P56">nr = 0</text:p>
      <text:p text:style-name="P56">for( ii in 1:4 ){ </text:p>
      <text:p text:style-name="P82"><text:span text:style-name="T6"><text:tab/><text:tab/>if( <text:s/>lay.len</text:span><text:span text:style-name="T12">[[ ii ]]</text:span><text:span text:style-name="T6"> &gt; 1 ){</text:span></text:p>
      <text:p text:style-name="P56"><text:s text:c="12"/>cm = combn( layers[[ii]], m=2 )</text:p>
      <text:p text:style-name="P56"><text:tab/><text:tab/><text:tab/> <text:s/>nr = nr + 1</text:p>
      <text:p text:style-name="P56"><text:s text:c="7"/><text:tab/> <text:s/>blast[ , c('from','to') ] = apply( cm, 2 )</text:p>
      <text:p text:style-name="P56"><text:tab/><text:tab/><text:tab/><text:tab/>} # end for kk</text:p>
      <text:p text:style-name="P56"><text:tab/><text:tab/><text:tab/><text:tab/>} # end for jj</text:p>
      <text:p text:style-name="P56"><text:tab/><text:tab/> <text:s text:c="2"/>} <text:s text:c="3"/># end if</text:p>
      <text:p text:style-name="P56">} # end for ii</text:p>
      <text:p text:style-name="P59"/>
      <text:p text:style-name="P82"><text:span text:style-name="T6">bl.start = </text:span><text:span text:style-name="T7">length(nn)</text:span></text:p>
      <text:p text:style-name="P61">for( lay1 in 1:<text:span text:style-name="T84">3</text:span> ){</text:p>
      <text:p text:style-name="P61">for( lay2 in lay1:4 ){ </text:p>
      <text:p text:style-name="P61">blast = layer.2.layer ( layers=layers )</text:p>
      <text:p text:style-name="P61">if( !is.null(blast) <text:s/>)</text:p>
      <text:p text:style-name="P56"><text:tab/>blk.lst = rbind( blk.lst, blast )</text:p>
      <text:p text:style-name="P56">} # end for lay2</text:p>
      <text:p text:style-name="P56">} # end for lay1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CMTT10" svg:font-family="CM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NimbusRomNo9L-Regu" svg:font-family="NimbusRomNo9L-Regu"/>
    <style:font-face style:name="inherit" svg:font-family="inherit"/>
    <style:font-face style:name="Times New Roman1" svg:font-family="'Times New Roman'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0-27T12:06:00.41</meta:creation-date>
    <dc:date>2020-01-04T08:44:37.05</dc:date>
    <dc:creator>Lloyd L</dc:creator>
    <meta:editing-duration>P55DT15H20M9S</meta:editing-duration>
    <meta:editing-cycles>695</meta:editing-cycles>
    <meta:generator>OpenOffice/4.1.6$Win32 OpenOffice.org_project/416m1$Build-9790</meta:generator>
    <meta:document-statistic meta:table-count="0" meta:image-count="0" meta:object-count="0" meta:page-count="1" meta:paragraph-count="866" meta:word-count="6766" meta:character-count="40320"/>
  </office:meta>
</office:document-meta>
</file>